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37in"/>
    </style:style>
    <style:style style:name="co2" style:family="table-column">
      <style:table-column-properties fo:break-before="auto" style:column-width="1.35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819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1752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478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fa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afaf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style:text-align-source="fix" style:repeat-content="false" fo:border="0.0138in solid #000000"/>
      <style:paragraph-properties fo:text-align="center"/>
      <style:text-properties fo:color="#000000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138in solid #000000"/>
      <style:text-properties fo:color="#000000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oun</text:p>
          </table:table-cell>
          <table:table-cell table:style-name="ce1" office:value-type="string">
            <text:p>adjective</text:p>
          </table:table-cell>
          <table:table-cell table:style-name="ce1" office:value-type="string">
            <text:p>adverb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magnanimity</text:p>
          </table:table-cell>
          <table:table-cell office:value-type="string">
            <text:p>magnanimous</text:p>
          </table:table-cell>
          <table:table-cell office:value-type="string">
            <text:p>magnanimously</text:p>
          </table:table-cell>
          <table:table-cell table:number-columns-repeated="1021"/>
        </table:table-row>
        <table:table-row table:style-name="ro3">
          <table:table-cell office:value-type="string">
            <text:p>munificence</text:p>
          </table:table-cell>
          <table:table-cell office:value-type="string">
            <text:p>munificent</text:p>
          </table:table-cell>
          <table:table-cell office:value-type="string">
            <text:p>munificently</text:p>
          </table:table-cell>
          <table:table-cell table:number-columns-repeated="1021"/>
        </table:table-row>
        <table:table-row table:style-name="ro2">
          <table:table-cell office:value-type="string">
            <text:p>history, historian</text:p>
          </table:table-cell>
          <table:table-cell office:value-type="string">
            <text:p>historical</text:p>
          </table:table-cell>
          <table:table-cell office:value-type="string">
            <text:p>historically</text:p>
          </table:table-cell>
          <table:table-cell table:number-columns-repeated="1021"/>
        </table:table-row>
        <table:table-row table:style-name="ro3">
          <table:table-cell office:value-type="string">
            <text:p>intricacy</text:p>
          </table:table-cell>
          <table:table-cell office:value-type="string">
            <text:p>intricate</text:p>
          </table:table-cell>
          <table:table-cell office:value-type="string">
            <text:p>intricately</text:p>
          </table:table-cell>
          <table:table-cell table:number-columns-repeated="1021"/>
        </table:table-row>
        <table:table-row table:style-name="ro3">
          <table:table-cell office:value-type="string">
            <text:p>enormity</text:p>
          </table:table-cell>
          <table:table-cell office:value-type="string">
            <text:p>enormous</text:p>
          </table:table-cell>
          <table:table-cell office:value-type="string">
            <text:p>enormously</text:p>
          </table:table-cell>
          <table:table-cell table:number-columns-repeated="1021"/>
        </table:table-row>
        <table:table-row table:style-name="ro3">
          <table:table-cell office:value-type="string">
            <text:p>opulence</text:p>
          </table:table-cell>
          <table:table-cell office:value-type="string">
            <text:p>opulent</text:p>
          </table:table-cell>
          <table:table-cell office:value-type="string">
            <text:p>opulently</text:p>
          </table:table-cell>
          <table:table-cell table:number-columns-repeated="1021"/>
        </table:table-row>
        <table:table-row table:style-name="ro3">
          <table:table-cell office:value-type="string">
            <text:p>awe</text:p>
          </table:table-cell>
          <table:table-cell office:value-type="string">
            <text:p>awesome</text:p>
          </table:table-cell>
          <table:table-cell office:value-type="string">
            <text:p>awesomely</text:p>
          </table:table-cell>
          <table:table-cell table:number-columns-repeated="1021"/>
        </table:table-row>
        <table:table-row table:style-name="ro3">
          <table:table-cell office:value-type="string">
            <text:p>elaboration</text:p>
          </table:table-cell>
          <table:table-cell office:value-type="string">
            <text:p>elaborate</text:p>
          </table:table-cell>
          <table:table-cell office:value-type="string">
            <text:p>elaborately</text:p>
          </table:table-cell>
          <table:table-cell table:number-columns-repeated="1021"/>
        </table:table-row>
        <table:table-row table:style-name="ro3">
          <table:table-cell office:value-type="string">
            <text:p>distinct</text:p>
          </table:table-cell>
          <table:table-cell office:value-type="string">
            <text:p>distinctive</text:p>
          </table:table-cell>
          <table:table-cell office:value-type="string">
            <text:p>distinctively</text:p>
          </table:table-cell>
          <table:table-cell table:number-columns-repeated="1021"/>
        </table:table-row>
        <table:table-row table:style-name="ro3">
          <table:table-cell office:value-type="string">
            <text:p>geometry</text:p>
          </table:table-cell>
          <table:table-cell office:value-type="string">
            <text:p>geometric</text:p>
          </table:table-cell>
          <table:table-cell office:value-type="string">
            <text:p>geometrically</text:p>
          </table:table-cell>
          <table:table-cell table:number-columns-repeated="1021"/>
        </table:table-row>
        <table:table-row table:style-name="ro3">
          <table:table-cell office:value-type="string">
            <text:p>technology</text:p>
          </table:table-cell>
          <table:table-cell office:value-type="string">
            <text:p>technological</text:p>
          </table:table-cell>
          <table:table-cell office:value-type="string">
            <text:p>technologically</text:p>
          </table:table-cell>
          <table:table-cell table:number-columns-repeated="1021"/>
        </table:table-row>
        <table:table-row table:style-name="ro3">
          <table:table-cell office:value-type="string">
            <text:p>valour</text:p>
          </table:table-cell>
          <table:table-cell office:value-type="string">
            <text:p>valorous</text:p>
          </table:table-cell>
          <table:table-cell office:value-type="string">
            <text:p>valorously</text:p>
          </table:table-cell>
          <table:table-cell table:number-columns-repeated="1021"/>
        </table:table-row>
        <table:table-row table:style-name="ro3">
          <table:table-cell office:value-type="string">
            <text:p>tradition</text:p>
          </table:table-cell>
          <table:table-cell office:value-type="string">
            <text:p>traditional</text:p>
          </table:table-cell>
          <table:table-cell office:value-type="string">
            <text:p>traditionally</text:p>
          </table:table-cell>
          <table:table-cell table:number-columns-repeated="1021"/>
        </table:table-row>
        <table:table-row table:style-name="ro2">
          <table:table-cell office:value-type="string">
            <text:p>stupendousness</text:p>
          </table:table-cell>
          <table:table-cell office:value-type="string">
            <text:p>stupendous</text:p>
          </table:table-cell>
          <table:table-cell office:value-type="string">
            <text:p>stupendously</text:p>
          </table:table-cell>
          <table:table-cell table:number-columns-repeated="1021"/>
        </table:table-row>
        <table:table-row table:style-name="ro3">
          <table:table-cell office:value-type="string">
            <text:p>glory</text:p>
          </table:table-cell>
          <table:table-cell office:value-type="string">
            <text:p>glorious</text:p>
          </table:table-cell>
          <table:table-cell office:value-type="string">
            <text:p>gloriously</text:p>
          </table:table-cell>
          <table:table-cell table:number-columns-repeated="1021"/>
        </table:table-row>
        <table:table-row table:style-name="ro3">
          <table:table-cell office:value-type="string">
            <text:p>evidence</text:p>
          </table:table-cell>
          <table:table-cell office:value-type="string">
            <text:p>evident</text:p>
          </table:table-cell>
          <table:table-cell office:value-type="string">
            <text:p>evidently</text:p>
          </table:table-cell>
          <table:table-cell table:number-columns-repeated="1021"/>
        </table:table-row>
        <table:table-row table:style-name="ro2">
          <table:table-cell office:value-type="string">
            <text:p>youth</text:p>
          </table:table-cell>
          <table:table-cell office:value-type="string">
            <text:p>young, youthful</text:p>
          </table:table-cell>
          <table:table-cell office:value-type="string">
            <text:p>youthfully</text:p>
          </table:table-cell>
          <table:table-cell table:number-columns-repeated="1021"/>
        </table:table-row>
        <table:table-row table:style-name="ro3">
          <table:table-cell office:value-type="string">
            <text:p>artificiality</text:p>
          </table:table-cell>
          <table:table-cell office:value-type="string">
            <text:p>artificial</text:p>
          </table:table-cell>
          <table:table-cell office:value-type="string">
            <text:p>artificially</text:p>
          </table:table-cell>
          <table:table-cell table:number-columns-repeated="1021"/>
        </table:table-row>
        <table:table-row table:style-name="ro2">
          <table:table-cell office:value-type="string">
            <text:p>locals, locality, location</text:p>
          </table:table-cell>
          <table:table-cell office:value-type="string">
            <text:p>local</text:p>
          </table:table-cell>
          <table:table-cell office:value-type="string">
            <text:p>locally</text:p>
          </table:table-cell>
          <table:table-cell table:number-columns-repeated="1021"/>
        </table:table-row>
        <table:table-row table:style-name="ro3">
          <table:table-cell office:value-type="string">
            <text:p>punctuality</text:p>
          </table:table-cell>
          <table:table-cell office:value-type="string">
            <text:p>punctual</text:p>
          </table:table-cell>
          <table:table-cell office:value-type="string">
            <text:p>punctually</text:p>
          </table:table-cell>
          <table:table-cell table:number-columns-repeated="1021"/>
        </table:table-row>
        <table:table-row table:style-name="ro3">
          <table:table-cell office:value-type="string">
            <text:p>season</text:p>
          </table:table-cell>
          <table:table-cell office:value-type="string">
            <text:p>seasonal</text:p>
          </table:table-cell>
          <table:table-cell office:value-type="string">
            <text:p>seasonally</text:p>
          </table:table-cell>
          <table:table-cell table:number-columns-repeated="1021"/>
        </table:table-row>
        <table:table-row table:style-name="ro3">
          <table:table-cell office:value-type="string">
            <text:p>industry</text:p>
          </table:table-cell>
          <table:table-cell office:value-type="string">
            <text:p>industrious</text:p>
          </table:table-cell>
          <table:table-cell office:value-type="string">
            <text:p>industriously</text:p>
          </table:table-cell>
          <table:table-cell table:number-columns-repeated="1021"/>
        </table:table-row>
        <table:table-row table:style-name="ro4">
          <table:table-cell office:value-type="string">
            <text:p>simultaneity, simultaneousness</text:p>
          </table:table-cell>
          <table:table-cell office:value-type="string">
            <text:p>simultaneous</text:p>
          </table:table-cell>
          <table:table-cell office:value-type="string">
            <text:p>simultaneously</text:p>
          </table:table-cell>
          <table:table-cell table:number-columns-repeated="1021"/>
        </table:table-row>
        <table:table-row table:style-name="ro3">
          <table:table-cell office:value-type="string">
            <text:p>exception</text:p>
          </table:table-cell>
          <table:table-cell office:value-type="string">
            <text:p>exceptional</text:p>
          </table:table-cell>
          <table:table-cell office:value-type="string">
            <text:p>exceptionally</text:p>
          </table:table-cell>
          <table:table-cell table:number-columns-repeated="1021"/>
        </table:table-row>
        <table:table-row table:style-name="ro3">
          <table:table-cell office:value-type="string">
            <text:p>statistics</text:p>
          </table:table-cell>
          <table:table-cell office:value-type="string">
            <text:p>statistical</text:p>
          </table:table-cell>
          <table:table-cell office:value-type="string">
            <text:p>statistically</text:p>
          </table:table-cell>
          <table:table-cell table:number-columns-repeated="1021"/>
        </table:table-row>
        <table:table-row table:style-name="ro3">
          <table:table-cell office:value-type="string">
            <text:p>diligence</text:p>
          </table:table-cell>
          <table:table-cell office:value-type="string">
            <text:p>diligent</text:p>
          </table:table-cell>
          <table:table-cell office:value-type="string">
            <text:p>diligently</text:p>
          </table:table-cell>
          <table:table-cell table:number-columns-repeated="1021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possible</text:p>
          </table:table-cell>
          <table:table-cell office:value-type="string">
            <text:p>possibly</text:p>
          </table:table-cell>
          <table:table-cell table:number-columns-repeated="1021"/>
        </table:table-row>
        <table:table-row table:style-name="ro3">
          <table:table-cell office:value-type="string">
            <text:p>invisibility</text:p>
          </table:table-cell>
          <table:table-cell office:value-type="string">
            <text:p>invisible</text:p>
          </table:table-cell>
          <table:table-cell office:value-type="string">
            <text:p>invisibily</text:p>
          </table:table-cell>
          <table:table-cell table:number-columns-repeated="1021"/>
        </table:table-row>
        <table:table-row table:style-name="ro3">
          <table:table-cell office:value-type="string">
            <text:p>sadism, sadist</text:p>
          </table:table-cell>
          <table:table-cell office:value-type="string">
            <text:p>sadistical</text:p>
          </table:table-cell>
          <table:table-cell office:value-type="string">
            <text:p>sadistically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bitter</text:p>
          </table:table-cell>
          <table:table-cell office:value-type="string">
            <text:p>bitterly</text:p>
          </table:table-cell>
          <table:table-cell table:number-columns-repeated="1021"/>
        </table:table-row>
        <table:table-row table:style-name="ro3">
          <table:table-cell office:value-type="string">
            <text:p>frenzy</text:p>
          </table:table-cell>
          <table:table-cell office:value-type="string">
            <text:p>frenzied</text:p>
          </table:table-cell>
          <table:table-cell office:value-type="string">
            <text:p>frenziedly</text:p>
          </table:table-cell>
          <table:table-cell table:number-columns-repeated="1021"/>
        </table:table-row>
        <table:table-row table:style-name="ro3">
          <table:table-cell office:value-type="string">
            <text:p>violence</text:p>
          </table:table-cell>
          <table:table-cell office:value-type="string">
            <text:p>violent</text:p>
          </table:table-cell>
          <table:table-cell office:value-type="string">
            <text:p>violently</text:p>
          </table:table-cell>
          <table:table-cell table:number-columns-repeated="1021"/>
        </table:table-row>
        <table:table-row table:style-name="ro3">
          <table:table-cell office:value-type="string">
            <text:p>ecology</text:p>
          </table:table-cell>
          <table:table-cell office:value-type="string">
            <text:p>ecological</text:p>
          </table:table-cell>
          <table:table-cell office:value-type="string">
            <text:p>ecologically</text:p>
          </table:table-cell>
          <table:table-cell table:number-columns-repeated="1021"/>
        </table:table-row>
        <table:table-row table:style-name="ro2">
          <table:table-cell office:value-type="string">
            <text:p>environment</text:p>
          </table:table-cell>
          <table:table-cell office:value-type="string">
            <text:p>environmental</text:p>
          </table:table-cell>
          <table:table-cell office:value-type="string">
            <text:p>environmentally</text:p>
          </table:table-cell>
          <table:table-cell table:number-columns-repeated="1021"/>
        </table:table-row>
        <table:table-row table:style-name="ro3">
          <table:table-cell office:value-type="string">
            <text:p>torrent</text:p>
          </table:table-cell>
          <table:table-cell office:value-type="string">
            <text:p>torrential</text:p>
          </table:table-cell>
          <table:table-cell office:value-type="string">
            <text:p>torrentially</text:p>
          </table:table-cell>
          <table:table-cell table:number-columns-repeated="1021"/>
        </table:table-row>
        <table:table-row table:style-name="ro3">
          <table:table-cell office:value-type="string">
            <text:p>politics</text:p>
          </table:table-cell>
          <table:table-cell office:value-type="string">
            <text:p>political</text:p>
          </table:table-cell>
          <table:table-cell office:value-type="string">
            <text:p>politically</text:p>
          </table:table-cell>
          <table:table-cell table:number-columns-repeated="1021"/>
        </table:table-row>
        <table:table-row table:style-name="ro3">
          <table:table-cell office:value-type="string">
            <text:p>loyalty</text:p>
          </table:table-cell>
          <table:table-cell office:value-type="string">
            <text:p>loyal</text:p>
          </table:table-cell>
          <table:table-cell office:value-type="string">
            <text:p>loyally</text:p>
          </table:table-cell>
          <table:table-cell table:number-columns-repeated="1021"/>
        </table:table-row>
        <table:table-row table:style-name="ro3">
          <table:table-cell office:value-type="string">
            <text:p>sentiments</text:p>
          </table:table-cell>
          <table:table-cell office:value-type="string">
            <text:p>sentimental</text:p>
          </table:table-cell>
          <table:table-cell office:value-type="string">
            <text:p>sentimentally</text:p>
          </table:table-cell>
          <table:table-cell table:number-columns-repeated="1021"/>
        </table:table-row>
        <table:table-row table:style-name="ro3">
          <table:table-cell office:value-type="string">
            <text:p>earnestness</text:p>
          </table:table-cell>
          <table:table-cell office:value-type="string">
            <text:p>earnest</text:p>
          </table:table-cell>
          <table:table-cell office:value-type="string">
            <text:p>earnestly</text:p>
          </table:table-cell>
          <table:table-cell table:number-columns-repeated="1021"/>
        </table:table-row>
        <table:table-row table:style-name="ro2">
          <table:table-cell office:value-type="string">
            <text:p>indispensability</text:p>
          </table:table-cell>
          <table:table-cell office:value-type="string">
            <text:p>indispensable</text:p>
          </table:table-cell>
          <table:table-cell office:value-type="string">
            <text:p>indispensably</text:p>
          </table:table-cell>
          <table:table-cell table:number-columns-repeated="1021"/>
        </table:table-row>
        <table:table-row table:style-name="ro3">
          <table:table-cell office:value-type="string">
            <text:p>invidiousness</text:p>
          </table:table-cell>
          <table:table-cell office:value-type="string">
            <text:p>invidious</text:p>
          </table:table-cell>
          <table:table-cell office:value-type="string">
            <text:p>invidiously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constant</text:p>
          </table:table-cell>
          <table:table-cell office:value-type="string">
            <text:p>constantly</text:p>
          </table:table-cell>
          <table:table-cell table:number-columns-repeated="1021"/>
        </table:table-row>
        <table:table-row table:style-name="ro3">
          <table:table-cell office:value-type="string">
            <text:p>gratitude</text:p>
          </table:table-cell>
          <table:table-cell office:value-type="string">
            <text:p>grateful</text:p>
          </table:table-cell>
          <table:table-cell office:value-type="string">
            <text:p>gratefully</text:p>
          </table:table-cell>
          <table:table-cell table:number-columns-repeated="1021"/>
        </table:table-row>
        <table:table-row table:style-name="ro3">
          <table:table-cell office:value-type="string">
            <text:p>sincerity</text:p>
          </table:table-cell>
          <table:table-cell office:value-type="string">
            <text:p>sincere</text:p>
          </table:table-cell>
          <table:table-cell office:value-type="string">
            <text:p>sincerely</text:p>
          </table:table-cell>
          <table:table-cell table:number-columns-repeated="1021"/>
        </table:table-row>
        <table:table-row table:style-name="ro3">
          <table:table-cell office:value-type="string">
            <text:p>interest</text:p>
          </table:table-cell>
          <table:table-cell office:value-type="string">
            <text:p>interesting</text:p>
          </table:table-cell>
          <table:table-cell office:value-type="string">
            <text:p>interestingly</text:p>
          </table:table-cell>
          <table:table-cell table:number-columns-repeated="1021"/>
        </table:table-row>
        <table:table-row table:style-name="ro3">
          <table:table-cell office:value-type="string">
            <text:p>religion</text:p>
          </table:table-cell>
          <table:table-cell office:value-type="string">
            <text:p>religious</text:p>
          </table:table-cell>
          <table:table-cell office:value-type="string">
            <text:p>religiously</text:p>
          </table:table-cell>
          <table:table-cell table:number-columns-repeated="1021"/>
        </table:table-row>
        <table:table-row table:style-name="ro3">
          <table:table-cell office:value-type="string">
            <text:p>luxury</text:p>
          </table:table-cell>
          <table:table-cell office:value-type="string">
            <text:p>luxurious</text:p>
          </table:table-cell>
          <table:table-cell office:value-type="string">
            <text:p>luxuriously</text:p>
          </table:table-cell>
          <table:table-cell table:number-columns-repeated="1021"/>
        </table:table-row>
        <table:table-row table:style-name="ro3">
          <table:table-cell office:value-type="string">
            <text:p>sensibility</text:p>
          </table:table-cell>
          <table:table-cell office:value-type="string">
            <text:p>sensuous</text:p>
          </table:table-cell>
          <table:table-cell office:value-type="string">
            <text:p>sensuously</text:p>
          </table:table-cell>
          <table:table-cell table:number-columns-repeated="1021"/>
        </table:table-row>
        <table:table-row table:style-name="ro3">
          <table:table-cell office:value-type="string">
            <text:p>sensitivity</text:p>
          </table:table-cell>
          <table:table-cell office:value-type="string">
            <text:p>sensitive</text:p>
          </table:table-cell>
          <table:table-cell office:value-type="string">
            <text:p>sensitively</text:p>
          </table:table-cell>
          <table:table-cell table:number-columns-repeated="1021"/>
        </table:table-row>
        <table:table-row table:style-name="ro2">
          <table:table-cell office:value-type="string">
            <text:p>history</text:p>
          </table:table-cell>
          <table:table-cell office:value-type="string">
            <text:p>historic, historical</text:p>
          </table:table-cell>
          <table:table-cell office:value-type="string">
            <text:p>historically</text:p>
          </table:table-cell>
          <table:table-cell table:number-columns-repeated="1021"/>
        </table:table-row>
        <table:table-row table:style-name="ro3">
          <table:table-cell office:value-type="string">
            <text:p>certainty</text:p>
          </table:table-cell>
          <table:table-cell office:value-type="string">
            <text:p>certain</text:p>
          </table:table-cell>
          <table:table-cell office:value-type="string">
            <text:p>certainly</text:p>
          </table:table-cell>
          <table:table-cell table:number-columns-repeated="1021"/>
        </table:table-row>
        <table:table-row table:style-name="ro3">
          <table:table-cell office:value-type="string">
            <text:p>moment</text:p>
          </table:table-cell>
          <table:table-cell office:value-type="string">
            <text:p>momentary</text:p>
          </table:table-cell>
          <table:table-cell office:value-type="string">
            <text:p>momentarily</text:p>
          </table:table-cell>
          <table:table-cell table:number-columns-repeated="1021"/>
        </table:table-row>
        <table:table-row table:style-name="ro3">
          <table:table-cell office:value-type="string">
            <text:p>irreverence</text:p>
          </table:table-cell>
          <table:table-cell office:value-type="string">
            <text:p>irreverent</text:p>
          </table:table-cell>
          <table:table-cell office:value-type="string">
            <text:p>irreverently</text:p>
          </table:table-cell>
          <table:table-cell table:number-columns-repeated="1021"/>
        </table:table-row>
        <table:table-row table:style-name="ro3">
          <table:table-cell office:value-type="string">
            <text:p>absurdity</text:p>
          </table:table-cell>
          <table:table-cell office:value-type="string">
            <text:p>absurd</text:p>
          </table:table-cell>
          <table:table-cell office:value-type="string">
            <text:p>absurdly</text:p>
          </table:table-cell>
          <table:table-cell table:number-columns-repeated="1021"/>
        </table:table-row>
        <table:table-row table:style-name="ro3">
          <table:table-cell office:value-type="string">
            <text:p>habit</text:p>
          </table:table-cell>
          <table:table-cell office:value-type="string">
            <text:p>habitual</text:p>
          </table:table-cell>
          <table:table-cell office:value-type="string">
            <text:p>habitually</text:p>
          </table:table-cell>
          <table:table-cell table:number-columns-repeated="1021"/>
        </table:table-row>
        <table:table-row table:style-name="ro3">
          <table:table-cell office:value-type="string">
            <text:p>day</text:p>
          </table:table-cell>
          <table:table-cell table:number-columns-repeated="2" office:value-type="string">
            <text:p>daily</text:p>
          </table:table-cell>
          <table:table-cell table:number-columns-repeated="1021"/>
        </table:table-row>
        <table:table-row table:style-name="ro3">
          <table:table-cell office:value-type="string">
            <text:p>essentialities</text:p>
          </table:table-cell>
          <table:table-cell office:value-type="string">
            <text:p>essential</text:p>
          </table:table-cell>
          <table:table-cell office:value-type="string">
            <text:p>essentially</text:p>
          </table:table-cell>
          <table:table-cell table:number-columns-repeated="1021"/>
        </table:table-row>
        <table:table-row table:style-name="ro3">
          <table:table-cell office:value-type="string">
            <text:p>fortune</text:p>
          </table:table-cell>
          <table:table-cell office:value-type="string">
            <text:p>fortunate</text:p>
          </table:table-cell>
          <table:table-cell office:value-type="string">
            <text:p>fortunately</text:p>
          </table:table-cell>
          <table:table-cell table:number-columns-repeated="1021"/>
        </table:table-row>
        <table:table-row table:style-name="ro2">
          <table:table-cell office:value-type="string">
            <text:p>music, musician</text:p>
          </table:table-cell>
          <table:table-cell office:value-type="string">
            <text:p>musical</text:p>
          </table:table-cell>
          <table:table-cell office:value-type="string">
            <text:p>musically</text:p>
          </table:table-cell>
          <table:table-cell table:number-columns-repeated="1021"/>
        </table:table-row>
        <table:table-row table:style-name="ro3">
          <table:table-cell office:value-type="string">
            <text:p>permanence</text:p>
          </table:table-cell>
          <table:table-cell office:value-type="string">
            <text:p>permanent</text:p>
          </table:table-cell>
          <table:table-cell office:value-type="string">
            <text:p>permanently</text:p>
          </table:table-cell>
          <table:table-cell table:number-columns-repeated="1021"/>
        </table:table-row>
        <table:table-row table:style-name="ro2">
          <table:table-cell office:value-type="string">
            <text:p>culture</text:p>
          </table:table-cell>
          <table:table-cell office:value-type="string">
            <text:p>cultured, cultural</text:p>
          </table:table-cell>
          <table:table-cell office:value-type="string">
            <text:p>culturally</text:p>
          </table:table-cell>
          <table:table-cell table:number-columns-repeated="1021"/>
        </table:table-row>
        <table:table-row table:style-name="ro3">
          <table:table-cell office:value-type="string">
            <text:p>fact</text:p>
          </table:table-cell>
          <table:table-cell office:value-type="string">
            <text:p>factual</text:p>
          </table:table-cell>
          <table:table-cell office:value-type="string">
            <text:p>factually</text:p>
          </table:table-cell>
          <table:table-cell table:number-columns-repeated="1021"/>
        </table:table-row>
        <table:table-row table:style-name="ro3">
          <table:table-cell office:value-type="string">
            <text:p>seriousness</text:p>
          </table:table-cell>
          <table:table-cell office:value-type="string">
            <text:p>serious</text:p>
          </table:table-cell>
          <table:table-cell office:value-type="string">
            <text:p>seriously</text:p>
          </table:table-cell>
          <table:table-cell table:number-columns-repeated="1021"/>
        </table:table-row>
        <table:table-row table:style-name="ro3">
          <table:table-cell office:value-type="string">
            <text:p>society</text:p>
          </table:table-cell>
          <table:table-cell office:value-type="string">
            <text:p>social</text:p>
          </table:table-cell>
          <table:table-cell office:value-type="string">
            <text:p>socially</text:p>
          </table:table-cell>
          <table:table-cell table:number-columns-repeated="1021"/>
        </table:table-row>
        <table:table-row table:style-name="ro3">
          <table:table-cell office:value-type="string">
            <text:p>classics</text:p>
          </table:table-cell>
          <table:table-cell office:value-type="string">
            <text:p>classical</text:p>
          </table:table-cell>
          <table:table-cell office:value-type="string">
            <text:p>classically</text:p>
          </table:table-cell>
          <table:table-cell table:number-columns-repeated="1021"/>
        </table:table-row>
        <table:table-row table:style-name="ro3">
          <table:table-cell office:value-type="string">
            <text:p>purpose</text:p>
          </table:table-cell>
          <table:table-cell office:value-type="string">
            <text:p>purposeful</text:p>
          </table:table-cell>
          <table:table-cell office:value-type="string">
            <text:p>purposely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4" table:default-cell-style-name="ce2"/>
        <table:table-column table:style-name="co4" table:number-columns-repeated="3" table:default-cell-style-name="ce5"/>
        <table:table-column table:style-name="co4" table:default-cell-style-name="ce2"/>
        <table:table-row table:style-name="ro3">
          <table:table-cell office:value-type="string">
            <text:p><text:a xlink:href="https://www.worldclasslearning.com/english/list-of-verbs-nouns-adjectives-adverbs.html">https://www.worldclasslearning.com/english/list-of-verbs-nouns-adjectives-adverbs.html</text:a></text:p>
          </table:table-cell>
          <table:table-cell table:style-name="ce4" table:number-columns-repeated="4"/>
        </table:table-row>
        <table:table-row table:style-name="ro3">
          <table:table-cell table:style-name="ce3" office:value-type="string">
            <text:p>S.No.</text:p>
          </table:table-cell>
          <table:table-cell table:style-name="ce4" office:value-type="string">
            <text:p>Verbs</text:p>
          </table:table-cell>
          <table:table-cell table:style-name="ce4" office:value-type="string">
            <text:p>Nouns</text:p>
          </table:table-cell>
          <table:table-cell table:style-name="ce4" office:value-type="string">
            <text:p>Adjectives</text:p>
          </table:table-cell>
          <table:table-cell table:style-name="ce4" office:value-type="string">
            <text:p>Adverb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ccept</text:p>
          </table:table-cell>
          <table:table-cell office:value-type="string">
            <text:p>acceptance</text:p>
          </table:table-cell>
          <table:table-cell office:value-type="string">
            <text:p>accept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chieve</text:p>
          </table:table-cell>
          <table:table-cell office:value-type="string">
            <text:p>achievement</text:p>
          </table:table-cell>
          <table:table-cell office:value-type="string">
            <text:p>achiev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ct</text:p>
          </table:table-cell>
          <table:table-cell office:value-type="string">
            <text:p>action</text:p>
          </table:table-cell>
          <table:table-cell office:value-type="string">
            <text:p>active</text:p>
          </table:table-cell>
          <table:table-cell table:style-name="ce5" office:value-type="string">
            <text:p>actively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ct</text:p>
          </table:table-cell>
          <table:table-cell office:value-type="string">
            <text:p>activity</text:p>
          </table:table-cell>
          <table:table-cell office:value-type="string">
            <text:p>active</text:p>
          </table:table-cell>
          <table:table-cell table:style-name="ce5" office:value-type="string">
            <text:p>activel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ct</text:p>
          </table:table-cell>
          <table:table-cell office:value-type="string">
            <text:p>activeness</text:p>
          </table:table-cell>
          <table:table-cell office:value-type="string">
            <text:p>active</text:p>
          </table:table-cell>
          <table:table-cell table:style-name="ce5" office:value-type="string">
            <text:p>actively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d</text:p>
          </table:table-cell>
          <table:table-cell office:value-type="string">
            <text:p>addition</text:p>
          </table:table-cell>
          <table:table-cell office:value-type="string">
            <text:p>additional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djust</text:p>
          </table:table-cell>
          <table:table-cell office:value-type="string">
            <text:p>adjustment</text:p>
          </table:table-cell>
          <table:table-cell office:value-type="string">
            <text:p>adjust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dmire</text:p>
          </table:table-cell>
          <table:table-cell office:value-type="string">
            <text:p>admiration</text:p>
          </table:table-cell>
          <table:table-cell office:value-type="string">
            <text:p>admir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dvise</text:p>
          </table:table-cell>
          <table:table-cell office:value-type="string">
            <text:p>advice</text:p>
          </table:table-cell>
          <table:table-cell office:value-type="string">
            <text:p>advis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mass</text:p>
          </table:table-cell>
          <table:table-cell office:value-type="string">
            <text:p>mass</text:p>
          </table:table-cell>
          <table:table-cell office:value-type="string">
            <text:p>massive</text:p>
          </table:table-cell>
          <table:table-cell table:style-name="ce5" office:value-type="string">
            <text:p>massively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mazed</text:p>
          </table:table-cell>
          <table:table-cell office:value-type="string">
            <text:p>amazement</text:p>
          </table:table-cell>
          <table:table-cell office:value-type="string">
            <text:p>amaz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muse</text:p>
          </table:table-cell>
          <table:table-cell office:value-type="string">
            <text:p>amusement</text:p>
          </table:table-cell>
          <table:table-cell office:value-type="string">
            <text:p>amus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nnoy</text:p>
          </table:table-cell>
          <table:table-cell office:value-type="string">
            <text:p>annoyance</text:p>
          </table:table-cell>
          <table:table-cell office:value-type="string">
            <text:p>annoy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2" office:value-type="string">
            <text:p>approach</text:p>
          </table:table-cell>
          <table:table-cell office:value-type="string">
            <text:p>approach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ttend</text:p>
          </table:table-cell>
          <table:table-cell office:value-type="string">
            <text:p>attention</text:p>
          </table:table-cell>
          <table:table-cell office:value-type="string">
            <text:p>atten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attract</text:p>
          </table:table-cell>
          <table:table-cell office:value-type="string">
            <text:p>attraction</text:p>
          </table:table-cell>
          <table:table-cell office:value-type="string">
            <text:p>attrac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avoid</text:p>
          </table:table-cell>
          <table:table-cell office:value-type="string">
            <text:p>avoidance</text:p>
          </table:table-cell>
          <table:table-cell office:value-type="string">
            <text:p>avoid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elieve</text:p>
          </table:table-cell>
          <table:table-cell office:value-type="string">
            <text:p>belief</text:p>
          </table:table-cell>
          <table:table-cell office:value-type="string">
            <text:p>believ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blacken</text:p>
          </table:table-cell>
          <table:table-cell office:value-type="string">
            <text:p>blackness</text:p>
          </table:table-cell>
          <table:table-cell office:value-type="string">
            <text:p>black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bleed</text:p>
          </table:table-cell>
          <table:table-cell office:value-type="string">
            <text:p>blood</text:p>
          </table:table-cell>
          <table:table-cell office:value-type="string">
            <text:p>bloody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bore</text:p>
          </table:table-cell>
          <table:table-cell office:value-type="string">
            <text:p>boredom</text:p>
          </table:table-cell>
          <table:table-cell office:value-type="string">
            <text:p>bor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bother</text:p>
          </table:table-cell>
          <table:table-cell office:value-type="string">
            <text:p>botheration</text:p>
          </table:table-cell>
          <table:table-cell office:value-type="string">
            <text:p>bother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breathe</text:p>
          </table:table-cell>
          <table:table-cell office:value-type="string">
            <text:p>breath</text:p>
          </table:table-cell>
          <table:table-cell office:value-type="string">
            <text:p>breath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bury</text:p>
          </table:table-cell>
          <table:table-cell office:value-type="string">
            <text:p>burial</text:p>
          </table:table-cell>
          <table:table-cell office:value-type="string">
            <text:p>buri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string">
            <text:p>care</text:p>
          </table:table-cell>
          <table:table-cell office:value-type="string">
            <text:p>careful</text:p>
          </table:table-cell>
          <table:table-cell table:style-name="ce5" office:value-type="string">
            <text:p>carefully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2" office:value-type="string">
            <text:p>challenge</text:p>
          </table:table-cell>
          <table:table-cell office:value-type="string">
            <text:p>challeng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2" office:value-type="string">
            <text:p>chase</text:p>
          </table:table-cell>
          <table:table-cell office:value-type="string">
            <text:p>chas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heer</text:p>
          </table:table-cell>
          <table:table-cell office:value-type="string">
            <text:p>cheerfulness</text:p>
          </table:table-cell>
          <table:table-cell office:value-type="string">
            <text:p>cheerful</text:p>
          </table:table-cell>
          <table:table-cell table:style-name="ce5" office:value-type="string">
            <text:p>cheerfully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hoose</text:p>
          </table:table-cell>
          <table:table-cell office:value-type="string">
            <text:p>choice</text:p>
          </table:table-cell>
          <table:table-cell office:value-type="string">
            <text:p>chosen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clear</text:p>
          </table:table-cell>
          <table:table-cell office:value-type="string">
            <text:p>clarity</text:p>
          </table:table-cell>
          <table:table-cell office:value-type="string">
            <text:p>clear</text:p>
          </table:table-cell>
          <table:table-cell table:style-name="ce5" office:value-type="string">
            <text:p>clearly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llect</text:p>
          </table:table-cell>
          <table:table-cell office:value-type="string">
            <text:p>collection</text:p>
          </table:table-cell>
          <table:table-cell office:value-type="string">
            <text:p>collective</text:p>
          </table:table-cell>
          <table:table-cell table:style-name="ce5" office:value-type="string">
            <text:p>collectively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2" office:value-type="string">
            <text:p>comfort</text:p>
          </table:table-cell>
          <table:table-cell office:value-type="string">
            <text:p>comfortable</text:p>
          </table:table-cell>
          <table:table-cell table:style-name="ce5" office:value-type="string">
            <text:p>comfortably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complex</text:p>
          </table:table-cell>
          <table:table-cell office:value-type="string">
            <text:p>complexity</text:p>
          </table:table-cell>
          <table:table-cell office:value-type="string">
            <text:p>complex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confuse</text:p>
          </table:table-cell>
          <table:table-cell office:value-type="string">
            <text:p>confusion</text:p>
          </table:table-cell>
          <table:table-cell office:value-type="string">
            <text:p>confus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onsider</text:p>
          </table:table-cell>
          <table:table-cell office:value-type="string">
            <text:p>consideration</text:p>
          </table:table-cell>
          <table:table-cell office:value-type="string">
            <text:p>considerable</text:p>
          </table:table-cell>
          <table:table-cell table:style-name="ce5" office:value-type="string">
            <text:p>considerably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onsole</text:p>
          </table:table-cell>
          <table:table-cell office:value-type="string">
            <text:p>consolation</text:p>
          </table:table-cell>
          <table:table-cell office:value-type="string">
            <text:p>consol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ontinue</text:p>
          </table:table-cell>
          <table:table-cell office:value-type="string">
            <text:p>continuity</text:p>
          </table:table-cell>
          <table:table-cell office:value-type="string">
            <text:p>continuous</text:p>
          </table:table-cell>
          <table:table-cell table:style-name="ce5" office:value-type="string">
            <text:p>continuously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number-columns-repeated="2" office:value-type="string">
            <text:p>craze</text:p>
          </table:table-cell>
          <table:table-cell office:value-type="string">
            <text:p>crazy</text:p>
          </table:table-cell>
          <table:table-cell table:style-name="ce5" office:value-type="string">
            <text:p>crazily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reate</text:p>
          </table:table-cell>
          <table:table-cell office:value-type="string">
            <text:p>creation</text:p>
          </table:table-cell>
          <table:table-cell office:value-type="string">
            <text:p>creative</text:p>
          </table:table-cell>
          <table:table-cell table:style-name="ce5" office:value-type="string">
            <text:p>creatively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number-columns-repeated="2" office:value-type="string">
            <text:p>credit</text:p>
          </table:table-cell>
          <table:table-cell office:value-type="string">
            <text:p>creditable</text:p>
          </table:table-cell>
          <table:table-cell table:style-name="ce5" office:value-type="string">
            <text:p>creditably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string">
            <text:p>cure</text:p>
          </table:table-cell>
          <table:table-cell office:value-type="string">
            <text:p>cur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 office:value-type="string">
            <text:p>curse</text:p>
          </table:table-cell>
          <table:table-cell office:value-type="string">
            <text:p>curs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2" office:value-type="string">
            <text:p>damage</text:p>
          </table:table-cell>
          <table:table-cell office:value-type="string">
            <text:p>damag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eafen</text:p>
          </table:table-cell>
          <table:table-cell office:value-type="string">
            <text:p>deafness</text:p>
          </table:table-cell>
          <table:table-cell office:value-type="string">
            <text:p>deaf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ecide</text:p>
          </table:table-cell>
          <table:table-cell office:value-type="string">
            <text:p>decision</text:p>
          </table:table-cell>
          <table:table-cell office:value-type="string">
            <text:p>decis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ecorate</text:p>
          </table:table-cell>
          <table:table-cell office:value-type="string">
            <text:p>decoration</text:p>
          </table:table-cell>
          <table:table-cell office:value-type="string">
            <text:p>decora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number-columns-repeated="2" office:value-type="string">
            <text:p>delight</text:p>
          </table:table-cell>
          <table:table-cell office:value-type="string">
            <text:p>delightful</text:p>
          </table:table-cell>
          <table:table-cell table:style-name="ce5" office:value-type="string">
            <text:p>delightfully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 office:value-type="string">
            <text:p>demand</text:p>
          </table:table-cell>
          <table:table-cell office:value-type="string">
            <text:p>demand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derive</text:p>
          </table:table-cell>
          <table:table-cell office:value-type="string">
            <text:p>derivation</text:p>
          </table:table-cell>
          <table:table-cell office:value-type="string">
            <text:p>deriva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number-columns-repeated="2" office:value-type="string">
            <text:p>deserve</text:p>
          </table:table-cell>
          <table:table-cell office:value-type="string">
            <text:p>deserv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destroy</text:p>
          </table:table-cell>
          <table:table-cell office:value-type="string">
            <text:p>destruction</text:p>
          </table:table-cell>
          <table:table-cell office:value-type="string">
            <text:p>destructive</text:p>
          </table:table-cell>
          <table:table-cell table:style-name="ce5" office:value-type="string">
            <text:p>destructively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develop</text:p>
          </table:table-cell>
          <table:table-cell office:value-type="string">
            <text:p>development</text:p>
          </table:table-cell>
          <table:table-cell office:value-type="string">
            <text:p>develop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die</text:p>
          </table:table-cell>
          <table:table-cell office:value-type="string">
            <text:p>death</text:p>
          </table:table-cell>
          <table:table-cell office:value-type="string">
            <text:p>dea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differ</text:p>
          </table:table-cell>
          <table:table-cell office:value-type="string">
            <text:p>difference</text:p>
          </table:table-cell>
          <table:table-cell office:value-type="string">
            <text:p>different</text:p>
          </table:table-cell>
          <table:table-cell table:style-name="ce5" office:value-type="string">
            <text:p>differently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disturb</text:p>
          </table:table-cell>
          <table:table-cell office:value-type="string">
            <text:p>disturbance</text:p>
          </table:table-cell>
          <table:table-cell office:value-type="string">
            <text:p>disturb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" office:value-type="string">
            <text:p>dust</text:p>
          </table:table-cell>
          <table:table-cell office:value-type="string">
            <text:p>dusty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educate</text:p>
          </table:table-cell>
          <table:table-cell office:value-type="string">
            <text:p>education</text:p>
          </table:table-cell>
          <table:table-cell office:value-type="string">
            <text:p>educa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embarrass</text:p>
          </table:table-cell>
          <table:table-cell office:value-type="string">
            <text:p>embarrassment</text:p>
          </table:table-cell>
          <table:table-cell office:value-type="string">
            <text:p>embarrass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empower</text:p>
          </table:table-cell>
          <table:table-cell office:value-type="string">
            <text:p>power</text:p>
          </table:table-cell>
          <table:table-cell office:value-type="string">
            <text:p>powerful</text:p>
          </table:table-cell>
          <table:table-cell table:style-name="ce5" office:value-type="string">
            <text:p>powerfully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empty</text:p>
          </table:table-cell>
          <table:table-cell office:value-type="string">
            <text:p>emptiness</text:p>
          </table:table-cell>
          <table:table-cell office:value-type="string">
            <text:p>empty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encircle</text:p>
          </table:table-cell>
          <table:table-cell office:value-type="string">
            <text:p>circle</text:p>
          </table:table-cell>
          <table:table-cell office:value-type="string">
            <text:p>circular</text:p>
          </table:table-cell>
          <table:table-cell table:style-name="ce5" office:value-type="string">
            <text:p>circularly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encourage</text:p>
          </table:table-cell>
          <table:table-cell office:value-type="string">
            <text:p>courage</text:p>
          </table:table-cell>
          <table:table-cell office:value-type="string">
            <text:p>courageous</text:p>
          </table:table-cell>
          <table:table-cell table:style-name="ce5" office:value-type="string">
            <text:p>courageously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endanger</text:p>
          </table:table-cell>
          <table:table-cell office:value-type="string">
            <text:p>danger</text:p>
          </table:table-cell>
          <table:table-cell office:value-type="string">
            <text:p>dangerous</text:p>
          </table:table-cell>
          <table:table-cell table:style-name="ce5" office:value-type="string">
            <text:p>dangerously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enthuse</text:p>
          </table:table-cell>
          <table:table-cell office:value-type="string">
            <text:p>enthusiasm</text:p>
          </table:table-cell>
          <table:table-cell office:value-type="string">
            <text:p>enthusiastic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enumerate</text:p>
          </table:table-cell>
          <table:table-cell office:value-type="string">
            <text:p>number</text:p>
          </table:table-cell>
          <table:table-cell office:value-type="string">
            <text:p>numer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number-columns-repeated="2" office:value-type="string">
            <text:p>envy</text:p>
          </table:table-cell>
          <table:table-cell office:value-type="string">
            <text:p>envious</text:p>
          </table:table-cell>
          <table:table-cell table:style-name="ce5" office:value-type="string">
            <text:p>enviously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evaporate</text:p>
          </table:table-cell>
          <table:table-cell office:value-type="string">
            <text:p>evaporation</text:p>
          </table:table-cell>
          <table:table-cell office:value-type="string">
            <text:p>evaporat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expect</text:p>
          </table:table-cell>
          <table:table-cell office:value-type="string">
            <text:p>expectation</text:p>
          </table:table-cell>
          <table:table-cell office:value-type="string">
            <text:p>expected</text:p>
          </table:table-cell>
          <table:table-cell table:style-name="ce5" office:value-type="string">
            <text:p>expectedly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explain</text:p>
          </table:table-cell>
          <table:table-cell office:value-type="string">
            <text:p>explanation</text:p>
          </table:table-cell>
          <table:table-cell office:value-type="string">
            <text:p>explaina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explore</text:p>
          </table:table-cell>
          <table:table-cell office:value-type="string">
            <text:p>exploration</text:p>
          </table:table-cell>
          <table:table-cell office:value-type="string">
            <text:p>explor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fascinate</text:p>
          </table:table-cell>
          <table:table-cell office:value-type="string">
            <text:p>fascination</text:p>
          </table:table-cell>
          <table:table-cell office:value-type="string">
            <text:p>fascinat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feed</text:p>
          </table:table-cell>
          <table:table-cell office:value-type="string">
            <text:p>food</text:p>
          </table:table-cell>
          <table:table-cell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firm</text:p>
          </table:table-cell>
          <table:table-cell office:value-type="string">
            <text:p>firmness</text:p>
          </table:table-cell>
          <table:table-cell office:value-type="string">
            <text:p>firm</text:p>
          </table:table-cell>
          <table:table-cell table:style-name="ce5" office:value-type="string">
            <text:p>firmly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fly</text:p>
          </table:table-cell>
          <table:table-cell office:value-type="string">
            <text:p>flight</text:p>
          </table:table-cell>
          <table:table-cell office:value-type="string">
            <text:p>fly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number-columns-repeated="2" office:value-type="string">
            <text:p>force</text:p>
          </table:table-cell>
          <table:table-cell office:value-type="string">
            <text:p>forceful</text:p>
          </table:table-cell>
          <table:table-cell table:style-name="ce5" office:value-type="string">
            <text:p>forcefully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glorify</text:p>
          </table:table-cell>
          <table:table-cell office:value-type="string">
            <text:p>glory</text:p>
          </table:table-cell>
          <table:table-cell office:value-type="string">
            <text:p>glorious</text:p>
          </table:table-cell>
          <table:table-cell table:style-name="ce5" office:value-type="string">
            <text:p>gloriously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grow</text:p>
          </table:table-cell>
          <table:table-cell office:value-type="string">
            <text:p>growth</text:p>
          </table:table-cell>
          <table:table-cell office:value-type="string">
            <text:p>growing</text:p>
          </table:table-cell>
          <table:table-cell table:style-name="ce5" office:value-type="string">
            <text:p>growingly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number-columns-repeated="2" office:value-type="string">
            <text:p>harm</text:p>
          </table:table-cell>
          <table:table-cell office:value-type="string">
            <text:p>harmful</text:p>
          </table:table-cell>
          <table:table-cell table:style-name="ce5" office:value-type="string">
            <text:p>harmfully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office:value-type="string">
            <text:p>hatred</text:p>
          </table:table-cell>
          <table:table-cell office:value-type="string">
            <text:p>hateful</text:p>
          </table:table-cell>
          <table:table-cell table:style-name="ce5" office:value-type="string">
            <text:p>hatefully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office:value-type="string">
            <text:p>healthy</text:p>
          </table:table-cell>
          <table:table-cell table:style-name="ce5" office:value-type="string">
            <text:p>healthily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2" office:value-type="string">
            <text:p>hope</text:p>
          </table:table-cell>
          <table:table-cell office:value-type="string">
            <text:p>hopeful</text:p>
          </table:table-cell>
          <table:table-cell table:style-name="ce5" office:value-type="string">
            <text:p>hopefully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identify</text:p>
          </table:table-cell>
          <table:table-cell office:value-type="string">
            <text:p>identification</text:p>
          </table:table-cell>
          <table:table-cell office:value-type="string">
            <text:p>indentifi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identify</text:p>
          </table:table-cell>
          <table:table-cell office:value-type="string">
            <text:p>identity</text:p>
          </table:table-cell>
          <table:table-cell office:value-type="string">
            <text:p>indentify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imitate</text:p>
          </table:table-cell>
          <table:table-cell office:value-type="string">
            <text:p>imitation</text:p>
          </table:table-cell>
          <table:table-cell office:value-type="string">
            <text:p>imitative</text:p>
          </table:table-cell>
          <table:table-cell table:style-name="ce5" office:value-type="string">
            <text:p>imitatively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impress</text:p>
          </table:table-cell>
          <table:table-cell office:value-type="string">
            <text:p>impression</text:p>
          </table:table-cell>
          <table:table-cell office:value-type="string">
            <text:p>impressive</text:p>
          </table:table-cell>
          <table:table-cell table:style-name="ce5" office:value-type="string">
            <text:p>impressively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include</text:p>
          </table:table-cell>
          <table:table-cell office:value-type="string">
            <text:p>inclusion</text:p>
          </table:table-cell>
          <table:table-cell office:value-type="string">
            <text:p>inclusive</text:p>
          </table:table-cell>
          <table:table-cell table:style-name="ce5" office:value-type="string">
            <text:p>inclusively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indicate</text:p>
          </table:table-cell>
          <table:table-cell office:value-type="string">
            <text:p>indication</text:p>
          </table:table-cell>
          <table:table-cell office:value-type="string">
            <text:p>indicative</text:p>
          </table:table-cell>
          <table:table-cell table:style-name="ce5" office:value-type="string">
            <text:p>indicatively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inform</text:p>
          </table:table-cell>
          <table:table-cell office:value-type="string">
            <text:p>information</text:p>
          </table:table-cell>
          <table:table-cell office:value-type="string">
            <text:p>informa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inhabit</text:p>
          </table:table-cell>
          <table:table-cell office:value-type="string">
            <text:p>habitat</text:p>
          </table:table-cell>
          <table:table-cell office:value-type="string">
            <text:p>inhabitant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injure</text:p>
          </table:table-cell>
          <table:table-cell office:value-type="string">
            <text:p>injury</text:p>
          </table:table-cell>
          <table:table-cell office:value-type="string">
            <text:p>injurious</text:p>
          </table:table-cell>
          <table:table-cell table:style-name="ce5" office:value-type="string">
            <text:p>injuriously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inquire</text:p>
          </table:table-cell>
          <table:table-cell office:value-type="string">
            <text:p>inquiry</text:p>
          </table:table-cell>
          <table:table-cell office:value-type="string">
            <text:p>inquir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instruct</text:p>
          </table:table-cell>
          <table:table-cell office:value-type="string">
            <text:p>instruction</text:p>
          </table:table-cell>
          <table:table-cell office:value-type="string">
            <text:p>instruc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number-columns-repeated="2" office:value-type="string">
            <text:p>insult</text:p>
          </table:table-cell>
          <table:table-cell office:value-type="string">
            <text:p>insulting</text:p>
          </table:table-cell>
          <table:table-cell table:style-name="ce5" office:value-type="string">
            <text:p>insultingly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intent</text:p>
          </table:table-cell>
          <table:table-cell office:value-type="string">
            <text:p>intention</text:p>
          </table:table-cell>
          <table:table-cell office:value-type="string">
            <text:p>intentional</text:p>
          </table:table-cell>
          <table:table-cell table:style-name="ce5" office:value-type="string">
            <text:p>intentionally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interfere</text:p>
          </table:table-cell>
          <table:table-cell office:value-type="string">
            <text:p>interference</text:p>
          </table:table-cell>
          <table:table-cell office:value-type="string">
            <text:p>interfer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introduce</text:p>
          </table:table-cell>
          <table:table-cell office:value-type="string">
            <text:p>introduction</text:p>
          </table:table-cell>
          <table:table-cell office:value-type="string">
            <text:p>introductory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invent</text:p>
          </table:table-cell>
          <table:table-cell office:value-type="string">
            <text:p>invention</text:p>
          </table:table-cell>
          <table:table-cell office:value-type="string">
            <text:p>invent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irritate</text:p>
          </table:table-cell>
          <table:table-cell office:value-type="string">
            <text:p>irritation</text:p>
          </table:table-cell>
          <table:table-cell office:value-type="string">
            <text:p>irritating</text:p>
          </table:table-cell>
          <table:table-cell table:style-name="ce5" office:value-type="string">
            <text:p>irritatingly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lead</text:p>
          </table:table-cell>
          <table:table-cell office:value-type="string">
            <text:p>leadership</text:p>
          </table:table-cell>
          <table:table-cell office:value-type="string">
            <text:p>leading</text:p>
          </table:table-cell>
          <table:table-cell table:style-name="ce5" office:value-type="string">
            <text:p>leadingly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live</text:p>
          </table:table-cell>
          <table:table-cell office:value-type="string">
            <text:p>life</text:p>
          </table:table-cell>
          <table:table-cell office:value-type="string">
            <text:p>lively</text:p>
          </table:table-cell>
          <table:table-cell table:style-name="ce5" office:value-type="string">
            <text:p>livingly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live</text:p>
          </table:table-cell>
          <table:table-cell office:value-type="string">
            <text:p>life</text:p>
          </table:table-cell>
          <table:table-cell office:value-type="string">
            <text:p>alive</text:p>
          </table:table-cell>
          <table:table-cell table:style-name="ce5" office:value-type="string">
            <text:p>livingly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live</text:p>
          </table:table-cell>
          <table:table-cell office:value-type="string">
            <text:p>liveliness</text:p>
          </table:table-cell>
          <table:table-cell office:value-type="string">
            <text:p>lively</text:p>
          </table:table-cell>
          <table:table-cell table:style-name="ce5" office:value-type="string">
            <text:p>livingly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lose</text:p>
          </table:table-cell>
          <table:table-cell office:value-type="string">
            <text:p>loss</text:p>
          </table:table-cell>
          <table:table-cell office:value-type="string">
            <text:p>lost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madden</text:p>
          </table:table-cell>
          <table:table-cell office:value-type="string">
            <text:p>madness</text:p>
          </table:table-cell>
          <table:table-cell office:value-type="string">
            <text:p>mad</text:p>
          </table:table-cell>
          <table:table-cell table:style-name="ce5" office:value-type="string">
            <text:p>madly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migrate</text:p>
          </table:table-cell>
          <table:table-cell office:value-type="string">
            <text:p>migration</text:p>
          </table:table-cell>
          <table:table-cell office:value-type="string">
            <text:p>migrat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modernise</text:p>
          </table:table-cell>
          <table:table-cell office:value-type="string">
            <text:p>modernity</text:p>
          </table:table-cell>
          <table:table-cell office:value-type="string">
            <text:p>modern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moisten</text:p>
          </table:table-cell>
          <table:table-cell office:value-type="string">
            <text:p>moisture</text:p>
          </table:table-cell>
          <table:table-cell office:value-type="string">
            <text:p>moistures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monotonies</text:p>
          </table:table-cell>
          <table:table-cell office:value-type="string">
            <text:p>monotony</text:p>
          </table:table-cell>
          <table:table-cell office:value-type="string">
            <text:p>monotonous</text:p>
          </table:table-cell>
          <table:table-cell table:style-name="ce5" office:value-type="string">
            <text:p>monotonously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move</text:p>
          </table:table-cell>
          <table:table-cell office:value-type="string">
            <text:p>movement</text:p>
          </table:table-cell>
          <table:table-cell office:value-type="string">
            <text:p>movable</text:p>
          </table:table-cell>
          <table:table-cell table:style-name="ce5" office:value-type="string">
            <text:p>movingly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narrow</text:p>
          </table:table-cell>
          <table:table-cell office:value-type="string">
            <text:p>narrowness</text:p>
          </table:table-cell>
          <table:table-cell office:value-type="string">
            <text:p>narrow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nationalise</text:p>
          </table:table-cell>
          <table:table-cell office:value-type="string">
            <text:p>nationality</text:p>
          </table:table-cell>
          <table:table-cell office:value-type="string">
            <text:p>national</text:p>
          </table:table-cell>
          <table:table-cell table:style-name="ce5" office:value-type="string">
            <text:p>nationwide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observe</text:p>
          </table:table-cell>
          <table:table-cell office:value-type="string">
            <text:p>observation</text:p>
          </table:table-cell>
          <table:table-cell office:value-type="string">
            <text:p>observatory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own</text:p>
          </table:table-cell>
          <table:table-cell office:value-type="string">
            <text:p>ownership</text:p>
          </table:table-cell>
          <table:table-cell office:value-type="string">
            <text:p>own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perform</text:p>
          </table:table-cell>
          <table:table-cell office:value-type="string">
            <text:p>performance</text:p>
          </table:table-cell>
          <table:table-cell office:value-type="string">
            <text:p>performing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permit</text:p>
          </table:table-cell>
          <table:table-cell office:value-type="string">
            <text:p>permission</text:p>
          </table:table-cell>
          <table:table-cell office:value-type="string">
            <text:p>permissibl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persuade</text:p>
          </table:table-cell>
          <table:table-cell office:value-type="string">
            <text:p>persuasion</text:p>
          </table:table-cell>
          <table:table-cell office:value-type="string">
            <text:p>persuasiv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please</text:p>
          </table:table-cell>
          <table:table-cell office:value-type="string">
            <text:p>pleasure</text:p>
          </table:table-cell>
          <table:table-cell office:value-type="string">
            <text:p>pleasant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popularise</text:p>
          </table:table-cell>
          <table:table-cell office:value-type="string">
            <text:p>popularity</text:p>
          </table:table-cell>
          <table:table-cell office:value-type="string">
            <text:p>popular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quicken</text:p>
          </table:table-cell>
          <table:table-cell office:value-type="string">
            <text:p>quickness</text:p>
          </table:table-cell>
          <table:table-cell office:value-type="string">
            <text:p>quick</text:p>
          </table:table-cell>
          <table:table-cell table:style-name="ce5" office:value-type="string">
            <text:p>quickly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redden</text:p>
          </table:table-cell>
          <table:table-cell office:value-type="string">
            <text:p>redness</text:p>
          </table:table-cell>
          <table:table-cell office:value-type="string">
            <text:p>red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sadden</text:p>
          </table:table-cell>
          <table:table-cell office:value-type="string">
            <text:p>sadness</text:p>
          </table:table-cell>
          <table:table-cell office:value-type="string">
            <text:p>sad</text:p>
          </table:table-cell>
          <table:table-cell table:style-name="ce5" office:value-type="string">
            <text:p>sadly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secure</text:p>
          </table:table-cell>
          <table:table-cell office:value-type="string">
            <text:p>security</text:p>
          </table:table-cell>
          <table:table-cell office:value-type="string">
            <text:p>secured</text:p>
          </table:table-cell>
          <table:table-cell table:style-name="ce5" office:value-type="string">
            <text:p>securely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see</text:p>
          </table:table-cell>
          <table:table-cell office:value-type="string">
            <text:p>scene</text:p>
          </table:table-cell>
          <table:table-cell office:value-type="string">
            <text:p>scenic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see</text:p>
          </table:table-cell>
          <table:table-cell office:value-type="string">
            <text:p>sight</text:p>
          </table:table-cell>
          <table:table-cell office:value-type="string">
            <text:p>seen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number-columns-repeated="2" office:value-type="string">
            <text:p>speed</text:p>
          </table:table-cell>
          <table:table-cell office:value-type="string">
            <text:p>speedy</text:p>
          </table:table-cell>
          <table:table-cell table:style-name="ce5" office:value-type="string">
            <text:p>speedily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whiten</text:p>
          </table:table-cell>
          <table:table-cell office:value-type="string">
            <text:p>whiteness</text:p>
          </table:table-cell>
          <table:table-cell office:value-type="string">
            <text:p>white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2" office:value-type="string">
            <text:p> </text:p>
          </table:table-cell>
          <table:table-cell office:value-type="string">
            <text:p>badness</text:p>
          </table:table-cell>
          <table:table-cell office:value-type="string">
            <text:p>bad</text:p>
          </table:table-cell>
          <table:table-cell table:style-name="ce5" office:value-type="string">
            <text:p>badly</text:p>
          </table:table-cell>
        </table:table-row>
      </table:table>
      <table:table table:name="Sheet5" table:style-name="ta1" table:print="false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row table:style-name="ro3">
          <table:table-cell table:style-name="ce2" office:value-type="string">
            <text:p><text:a xlink:href="http://www.englishbanana.com/worksheets/big-grammar-book-2-40-verbs-nouns-and-adjective-pairs/">http://www.englishbanana.com/worksheets/big-grammar-book-2-40-verbs-nouns-and-adjective-pairs/</text:a>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5">
          <table:table-cell table:style-name="ce6"/>
          <table:table-cell table:style-name="Default" table:number-columns-repeated="3"/>
        </table:table-row>
        <table:table-row table:style-name="ro1">
          <table:table-cell table:style-name="ce7" office:value-type="string">
            <text:p>Verb</text:p>
          </table:table-cell>
          <table:table-cell table:style-name="ce7" office:value-type="string">
            <text:p>Noun</text:p>
          </table:table-cell>
          <table:table-cell table:style-name="ce7" office:value-type="string">
            <text:p>-ing Adjective</text:p>
          </table:table-cell>
          <table:table-cell table:style-name="ce7" office:value-type="string">
            <text:p>-ed Adjective</text:p>
          </table:table-cell>
        </table:table-row>
        <table:table-row table:style-name="ro1">
          <table:table-cell office:value-type="string">
            <text:p>amaze</text:p>
          </table:table-cell>
          <table:table-cell office:value-type="string">
            <text:p>amazement</text:p>
          </table:table-cell>
          <table:table-cell office:value-type="string">
            <text:p>amazing</text:p>
          </table:table-cell>
          <table:table-cell office:value-type="string">
            <text:p>amazed</text:p>
          </table:table-cell>
        </table:table-row>
        <table:table-row table:style-name="ro1">
          <table:table-cell office:value-type="string">
            <text:p>amuse</text:p>
          </table:table-cell>
          <table:table-cell office:value-type="string">
            <text:p>amusement</text:p>
          </table:table-cell>
          <table:table-cell office:value-type="string">
            <text:p>amusing</text:p>
          </table:table-cell>
          <table:table-cell office:value-type="string">
            <text:p>amused</text:p>
          </table:table-cell>
        </table:table-row>
        <table:table-row table:style-name="ro1">
          <table:table-cell office:value-type="string">
            <text:p>annoy</text:p>
          </table:table-cell>
          <table:table-cell office:value-type="string">
            <text:p>annoyance</text:p>
          </table:table-cell>
          <table:table-cell office:value-type="string">
            <text:p>annoying</text:p>
          </table:table-cell>
          <table:table-cell office:value-type="string">
            <text:p>annoyed</text:p>
          </table:table-cell>
        </table:table-row>
        <table:table-row table:style-name="ro1">
          <table:table-cell office:value-type="string">
            <text:p>bore</text:p>
          </table:table-cell>
          <table:table-cell office:value-type="string">
            <text:p>boredom</text:p>
          </table:table-cell>
          <table:table-cell office:value-type="string">
            <text:p>boring</text:p>
          </table:table-cell>
          <table:table-cell office:value-type="string">
            <text:p>bored</text:p>
          </table:table-cell>
        </table:table-row>
        <table:table-row table:style-name="ro1">
          <table:table-cell office:value-type="string">
            <text:p>captivate</text:p>
          </table:table-cell>
          <table:table-cell office:value-type="string">
            <text:p>captivation</text:p>
          </table:table-cell>
          <table:table-cell office:value-type="string">
            <text:p>captivating</text:p>
          </table:table-cell>
          <table:table-cell office:value-type="string">
            <text:p>captivated</text:p>
          </table:table-cell>
        </table:table-row>
        <table:table-row table:style-name="ro1">
          <table:table-cell table:number-columns-repeated="2" office:value-type="string">
            <text:p>challenge</text:p>
          </table:table-cell>
          <table:table-cell office:value-type="string">
            <text:p>challenging</text:p>
          </table:table-cell>
          <table:table-cell office:value-type="string">
            <text:p>challenged</text:p>
          </table:table-cell>
        </table:table-row>
        <table:table-row table:style-name="ro1">
          <table:table-cell table:number-columns-repeated="2" office:value-type="string">
            <text:p>charm</text:p>
          </table:table-cell>
          <table:table-cell office:value-type="string">
            <text:p>charming</text:p>
          </table:table-cell>
          <table:table-cell office:value-type="string">
            <text:p>charmed</text:p>
          </table:table-cell>
        </table:table-row>
        <table:table-row table:style-name="ro1">
          <table:table-cell table:number-columns-repeated="2" office:value-type="string">
            <text:p>comfort</text:p>
          </table:table-cell>
          <table:table-cell office:value-type="string">
            <text:p>comforting</text:p>
          </table:table-cell>
          <table:table-cell office:value-type="string">
            <text:p>comforted</text:p>
          </table:table-cell>
        </table:table-row>
        <table:table-row table:style-name="ro1">
          <table:table-cell office:value-type="string">
            <text:p>confuse</text:p>
          </table:table-cell>
          <table:table-cell office:value-type="string">
            <text:p>confusion</text:p>
          </table:table-cell>
          <table:table-cell office:value-type="string">
            <text:p>confusing</text:p>
          </table:table-cell>
          <table:table-cell office:value-type="string">
            <text:p>confused</text:p>
          </table:table-cell>
        </table:table-row>
        <table:table-row table:style-name="ro1">
          <table:table-cell office:value-type="string">
            <text:p>convince</text:p>
          </table:table-cell>
          <table:table-cell/>
          <table:table-cell office:value-type="string">
            <text:p>convincing</text:p>
          </table:table-cell>
          <table:table-cell office:value-type="string">
            <text:p>convinced</text:p>
          </table:table-cell>
        </table:table-row>
        <table:table-row table:style-name="ro1">
          <table:table-cell office:value-type="string">
            <text:p>depress</text:p>
          </table:table-cell>
          <table:table-cell office:value-type="string">
            <text:p>depression</text:p>
          </table:table-cell>
          <table:table-cell office:value-type="string">
            <text:p>depressing</text:p>
          </table:table-cell>
          <table:table-cell office:value-type="string">
            <text:p>depressed</text:p>
          </table:table-cell>
        </table:table-row>
        <table:table-row table:style-name="ro1">
          <table:table-cell office:value-type="string">
            <text:p>disappoint</text:p>
          </table:table-cell>
          <table:table-cell office:value-type="string">
            <text:p>disappointment</text:p>
          </table:table-cell>
          <table:table-cell office:value-type="string">
            <text:p>disappointing</text:p>
          </table:table-cell>
          <table:table-cell office:value-type="string">
            <text:p>disappointed</text:p>
          </table:table-cell>
        </table:table-row>
        <table:table-row table:style-name="ro1">
          <table:table-cell table:number-columns-repeated="2" office:value-type="string">
            <text:p>disgust</text:p>
          </table:table-cell>
          <table:table-cell office:value-type="string">
            <text:p>disgusting</text:p>
          </table:table-cell>
          <table:table-cell office:value-type="string">
            <text:p>disgusted</text:p>
          </table:table-cell>
        </table:table-row>
        <table:table-row table:style-name="ro1">
          <table:table-cell office:value-type="string">
            <text:p>disturb</text:p>
          </table:table-cell>
          <table:table-cell office:value-type="string">
            <text:p>disturbance</text:p>
          </table:table-cell>
          <table:table-cell office:value-type="string">
            <text:p>disturbing</text:p>
          </table:table-cell>
          <table:table-cell office:value-type="string">
            <text:p>disturbed</text:p>
          </table:table-cell>
        </table:table-row>
        <table:table-row table:style-name="ro1">
          <table:table-cell office:value-type="string">
            <text:p>embarrass</text:p>
          </table:table-cell>
          <table:table-cell office:value-type="string">
            <text:p>embarrassment</text:p>
          </table:table-cell>
          <table:table-cell office:value-type="string">
            <text:p>embarrassing</text:p>
          </table:table-cell>
          <table:table-cell office:value-type="string">
            <text:p>embarrassed</text:p>
          </table:table-cell>
        </table:table-row>
        <table:table-row table:style-name="ro1">
          <table:table-cell office:value-type="string">
            <text:p>encourage</text:p>
          </table:table-cell>
          <table:table-cell office:value-type="string">
            <text:p>encouragement</text:p>
          </table:table-cell>
          <table:table-cell office:value-type="string">
            <text:p>encouraging</text:p>
          </table:table-cell>
          <table:table-cell office:value-type="string">
            <text:p>encouraged</text:p>
          </table:table-cell>
        </table:table-row>
        <table:table-row table:style-name="ro1">
          <table:table-cell office:value-type="string">
            <text:p>entertain</text:p>
          </table:table-cell>
          <table:table-cell office:value-type="string">
            <text:p>entertainment</text:p>
          </table:table-cell>
          <table:table-cell office:value-type="string">
            <text:p>entertaining</text:p>
          </table:table-cell>
          <table:table-cell office:value-type="string">
            <text:p>entertained</text:p>
          </table:table-cell>
        </table:table-row>
        <table:table-row table:style-name="ro1">
          <table:table-cell office:value-type="string">
            <text:p>excite</text:p>
          </table:table-cell>
          <table:table-cell office:value-type="string">
            <text:p>excitement</text:p>
          </table:table-cell>
          <table:table-cell office:value-type="string">
            <text:p>exciting</text:p>
          </table:table-cell>
          <table:table-cell office:value-type="string">
            <text:p>excited</text:p>
          </table:table-cell>
        </table:table-row>
        <table:table-row table:style-name="ro1">
          <table:table-cell office:value-type="string">
            <text:p>exhaust</text:p>
          </table:table-cell>
          <table:table-cell office:value-type="string">
            <text:p>exhaustion</text:p>
          </table:table-cell>
          <table:table-cell office:value-type="string">
            <text:p>exhausting</text:p>
          </table:table-cell>
          <table:table-cell office:value-type="string">
            <text:p>exhausted</text:p>
          </table:table-cell>
        </table:table-row>
        <table:table-row table:style-name="ro1">
          <table:table-cell office:value-type="string">
            <text:p>fascinate</text:p>
          </table:table-cell>
          <table:table-cell office:value-type="string">
            <text:p>fascination</text:p>
          </table:table-cell>
          <table:table-cell office:value-type="string">
            <text:p>fascinating</text:p>
          </table:table-cell>
          <table:table-cell office:value-type="string">
            <text:p>fascinated</text:p>
          </table:table-cell>
        </table:table-row>
        <table:table-row table:style-name="ro1">
          <table:table-cell office:value-type="string">
            <text:p>flatter</text:p>
          </table:table-cell>
          <table:table-cell office:value-type="string">
            <text:p>flattery</text:p>
          </table:table-cell>
          <table:table-cell office:value-type="string">
            <text:p>flattering</text:p>
          </table:table-cell>
          <table:table-cell office:value-type="string">
            <text:p>flattered</text:p>
          </table:table-cell>
        </table:table-row>
        <table:table-row table:style-name="ro1">
          <table:table-cell office:value-type="string">
            <text:p>frighten</text:p>
          </table:table-cell>
          <table:table-cell office:value-type="string">
            <text:p>fright</text:p>
          </table:table-cell>
          <table:table-cell office:value-type="string">
            <text:p>frightening</text:p>
          </table:table-cell>
          <table:table-cell office:value-type="string">
            <text:p>frightened</text:p>
          </table:table-cell>
        </table:table-row>
        <table:table-row table:style-name="ro1">
          <table:table-cell office:value-type="string">
            <text:p>humiliate</text:p>
          </table:table-cell>
          <table:table-cell office:value-type="string">
            <text:p>humiliation</text:p>
          </table:table-cell>
          <table:table-cell office:value-type="string">
            <text:p>humiliating</text:p>
          </table:table-cell>
          <table:table-cell office:value-type="string">
            <text:p>humiliated</text:p>
          </table:table-cell>
        </table:table-row>
        <table:table-row table:style-name="ro1">
          <table:table-cell office:value-type="string">
            <text:p>inspire</text:p>
          </table:table-cell>
          <table:table-cell office:value-type="string">
            <text:p>inspiration</text:p>
          </table:table-cell>
          <table:table-cell office:value-type="string">
            <text:p>inspiring</text:p>
          </table:table-cell>
          <table:table-cell office:value-type="string">
            <text:p>inspired</text:p>
          </table:table-cell>
        </table:table-row>
        <table:table-row table:style-name="ro1">
          <table:table-cell table:number-columns-repeated="2" office:value-type="string">
            <text:p>insult</text:p>
          </table:table-cell>
          <table:table-cell office:value-type="string">
            <text:p>insulting</text:p>
          </table:table-cell>
          <table:table-cell office:value-type="string">
            <text:p>insulted</text:p>
          </table:table-cell>
        </table:table-row>
        <table:table-row table:style-name="ro1">
          <table:table-cell table:number-columns-repeated="2" office:value-type="string">
            <text:p>interest</text:p>
          </table:table-cell>
          <table:table-cell office:value-type="string">
            <text:p>interesting</text:p>
          </table:table-cell>
          <table:table-cell office:value-type="string">
            <text:p>interested</text:p>
          </table:table-cell>
        </table:table-row>
        <table:table-row table:style-name="ro1">
          <table:table-cell office:value-type="string">
            <text:p>move</text:p>
          </table:table-cell>
          <table:table-cell office:value-type="string">
            <text:p>movement</text:p>
          </table:table-cell>
          <table:table-cell office:value-type="string">
            <text:p>moving</text:p>
          </table:table-cell>
          <table:table-cell office:value-type="string">
            <text:p>moved</text:p>
          </table:table-cell>
        </table:table-row>
        <table:table-row table:style-name="ro1">
          <table:table-cell office:value-type="string">
            <text:p>please</text:p>
          </table:table-cell>
          <table:table-cell office:value-type="string">
            <text:p>pleasure</text:p>
          </table:table-cell>
          <table:table-cell office:value-type="string">
            <text:p>pleasing</text:p>
          </table:table-cell>
          <table:table-cell office:value-type="string">
            <text:p>pleased</text:p>
          </table:table-cell>
        </table:table-row>
        <table:table-row table:style-name="ro1">
          <table:table-cell table:number-columns-repeated="2" office:value-type="string">
            <text:p>puzzle</text:p>
          </table:table-cell>
          <table:table-cell office:value-type="string">
            <text:p>puzzling</text:p>
          </table:table-cell>
          <table:table-cell office:value-type="string">
            <text:p>puzzled</text:p>
          </table:table-cell>
        </table:table-row>
        <table:table-row table:style-name="ro1">
          <table:table-cell office:value-type="string">
            <text:p>relax</text:p>
          </table:table-cell>
          <table:table-cell office:value-type="string">
            <text:p>relaxation</text:p>
          </table:table-cell>
          <table:table-cell office:value-type="string">
            <text:p>relaxing</text:p>
          </table:table-cell>
          <table:table-cell office:value-type="string">
            <text:p>relaxed</text:p>
          </table:table-cell>
        </table:table-row>
        <table:table-row table:style-name="ro1">
          <table:table-cell office:value-type="string">
            <text:p>satisfy</text:p>
          </table:table-cell>
          <table:table-cell office:value-type="string">
            <text:p>satisfaction</text:p>
          </table:table-cell>
          <table:table-cell office:value-type="string">
            <text:p>satisfying</text:p>
          </table:table-cell>
          <table:table-cell office:value-type="string">
            <text:p>satisfied</text:p>
          </table:table-cell>
        </table:table-row>
        <table:table-row table:style-name="ro1">
          <table:table-cell table:number-columns-repeated="2" office:value-type="string">
            <text:p>shock</text:p>
          </table:table-cell>
          <table:table-cell office:value-type="string">
            <text:p>shocking</text:p>
          </table:table-cell>
          <table:table-cell office:value-type="string">
            <text:p>shocked</text:p>
          </table:table-cell>
        </table:table-row>
        <table:table-row table:style-name="ro1">
          <table:table-cell table:number-columns-repeated="2" office:value-type="string">
            <text:p>surprise</text:p>
          </table:table-cell>
          <table:table-cell office:value-type="string">
            <text:p>surprising</text:p>
          </table:table-cell>
          <table:table-cell office:value-type="string">
            <text:p>surprised</text:p>
          </table:table-cell>
        </table:table-row>
        <table:table-row table:style-name="ro1">
          <table:table-cell office:value-type="string">
            <text:p>tempt</text:p>
          </table:table-cell>
          <table:table-cell office:value-type="string">
            <text:p>temptation</text:p>
          </table:table-cell>
          <table:table-cell office:value-type="string">
            <text:p>tempting</text:p>
          </table:table-cell>
          <table:table-cell office:value-type="string">
            <text:p>tempted</text:p>
          </table:table-cell>
        </table:table-row>
        <table:table-row table:style-name="ro1">
          <table:table-cell office:value-type="string">
            <text:p>terrify</text:p>
          </table:table-cell>
          <table:table-cell office:value-type="string">
            <text:p>terror</text:p>
          </table:table-cell>
          <table:table-cell office:value-type="string">
            <text:p>terrifying</text:p>
          </table:table-cell>
          <table:table-cell office:value-type="string">
            <text:p>terrified</text:p>
          </table:table-cell>
        </table:table-row>
        <table:table-row table:style-name="ro1">
          <table:table-cell table:number-columns-repeated="2" office:value-type="string">
            <text:p>thrill</text:p>
          </table:table-cell>
          <table:table-cell office:value-type="string">
            <text:p>thrilling</text:p>
          </table:table-cell>
          <table:table-cell office:value-type="string">
            <text:p>thrilled</text:p>
          </table:table-cell>
        </table:table-row>
        <table:table-row table:style-name="ro1">
          <table:table-cell office:value-type="string">
            <text:p>tired</text:p>
          </table:table-cell>
          <table:table-cell office:value-type="string">
            <text:p>tiredness</text:p>
          </table:table-cell>
          <table:table-cell office:value-type="string">
            <text:p>tiring</text:p>
          </table:table-cell>
          <table:table-cell office:value-type="string">
            <text:p>tired</text:p>
          </table:table-cell>
        </table:table-row>
        <table:table-row table:style-name="ro1">
          <table:table-cell table:number-columns-repeated="2" office:value-type="string">
            <text:p>trouble</text:p>
          </table:table-cell>
          <table:table-cell office:value-type="string">
            <text:p>troubling</text:p>
          </table:table-cell>
          <table:table-cell office:value-type="string">
            <text:p>troubled</text:p>
          </table:table-cell>
        </table:table-row>
        <table:table-row table:style-name="ro1">
          <table:table-cell table:number-columns-repeated="2" office:value-type="string">
            <text:p>welcome</text:p>
          </table:table-cell>
          <table:table-cell office:value-type="string">
            <text:p>welcoming</text:p>
          </table:table-cell>
          <table:table-cell office:value-type="string">
            <text:p>welcomed</text:p>
          </table:table-cell>
        </table:table-row>
        <table:table-row table:style-name="ro1">
          <table:table-cell table:number-columns-repeated="2" office:value-type="string">
            <text:p>worry</text:p>
          </table:table-cell>
          <table:table-cell office:value-type="string">
            <text:p>worrying</text:p>
          </table:table-cell>
          <table:table-cell office:value-type="string">
            <text:p>worried</text:p>
          </table:table-cell>
        </table:table-row>
      </table:table>
      <table:table table:name="Sheet4" table:style-name="ta1" table:print="false"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row table:style-name="ro3">
          <table:table-cell office:value-type="string">
            <text:p><text:a xlink:href="http://www.grammarinenglish.com/interchanges/?lesson=verb_noun_adjective">http://www.grammarinenglish.com/interchanges/?lesson=verb_noun_adjective</text:a></text:p>
          </table:table-cell>
          <table:table-cell table:style-name="ce9" table:number-columns-repeated="2"/>
        </table:table-row>
        <table:table-row table:style-name="ro3">
          <table:table-cell table:style-name="ce9" office:value-type="string">
            <text:p>Verb</text:p>
          </table:table-cell>
          <table:table-cell table:style-name="ce9" office:value-type="string">
            <text:p>Noun</text:p>
          </table:table-cell>
          <table:table-cell table:style-name="ce9" office:value-type="string">
            <text:p>Adjective</text:p>
          </table:table-cell>
        </table:table-row>
        <table:table-row table:style-name="ro3">
          <table:table-cell office:value-type="string">
            <text:p>anoint</text:p>
          </table:table-cell>
          <table:table-cell office:value-type="string">
            <text:p>anointment</text:p>
          </table:table-cell>
          <table:table-cell office:value-type="string">
            <text:p>anointed</text:p>
          </table:table-cell>
        </table:table-row>
        <table:table-row table:style-name="ro3">
          <table:table-cell office:value-type="string">
            <text:p>portrayed</text:p>
          </table:table-cell>
          <table:table-cell office:value-type="string">
            <text:p>portray</text:p>
          </table:table-cell>
          <table:table-cell office:value-type="string">
            <text:p>portrayal</text:p>
          </table:table-cell>
        </table:table-row>
        <table:table-row table:style-name="ro3">
          <table:table-cell office:value-type="string">
            <text:p>inscribe</text:p>
          </table:table-cell>
          <table:table-cell office:value-type="string">
            <text:p>inscription</text:p>
          </table:table-cell>
          <table:table-cell office:value-type="string">
            <text:p>inscriptive</text:p>
          </table:table-cell>
        </table:table-row>
        <table:table-row table:style-name="ro3">
          <table:table-cell table:number-columns-repeated="2" office:value-type="string">
            <text:p>beat</text:p>
          </table:table-cell>
          <table:table-cell office:value-type="string">
            <text:p>beatable</text:p>
          </table:table-cell>
        </table:table-row>
        <table:table-row table:style-name="ro3">
          <table:table-cell office:value-type="string">
            <text:p>echoed</text:p>
          </table:table-cell>
          <table:table-cell office:value-type="string">
            <text:p>echo</text:p>
          </table:table-cell>
          <table:table-cell office:value-type="string">
            <text:p>echoic</text:p>
          </table:table-cell>
        </table:table-row>
        <table:table-row table:style-name="ro3">
          <table:table-cell office:value-type="string">
            <text:p>mastered</text:p>
          </table:table-cell>
          <table:table-cell office:value-type="string">
            <text:p>master</text:p>
          </table:table-cell>
          <table:table-cell office:value-type="string">
            <text:p>masterly</text:p>
          </table:table-cell>
        </table:table-row>
        <table:table-row table:style-name="ro3">
          <table:table-cell office:value-type="string">
            <text:p>baffled</text:p>
          </table:table-cell>
          <table:table-cell office:value-type="string">
            <text:p>baffling</text:p>
          </table:table-cell>
          <table:table-cell office:value-type="string">
            <text:p>baffled</text:p>
          </table:table-cell>
        </table:table-row>
        <table:table-row table:style-name="ro3">
          <table:table-cell office:value-type="string">
            <text:p>renovate</text:p>
          </table:table-cell>
          <table:table-cell office:value-type="string">
            <text:p>renovation</text:p>
          </table:table-cell>
          <table:table-cell office:value-type="string">
            <text:p>renovated</text:p>
          </table:table-cell>
        </table:table-row>
        <table:table-row table:style-name="ro3">
          <table:table-cell office:value-type="string">
            <text:p>sculptured</text:p>
          </table:table-cell>
          <table:table-cell office:value-type="string">
            <text:p>sculpture</text:p>
          </table:table-cell>
          <table:table-cell office:value-type="string">
            <text:p>sculptural</text:p>
          </table:table-cell>
        </table:table-row>
        <table:table-row table:style-name="ro3">
          <table:table-cell office:value-type="string">
            <text:p>flourished</text:p>
          </table:table-cell>
          <table:table-cell office:value-type="string">
            <text:p>flourish</text:p>
          </table:table-cell>
          <table:table-cell office:value-type="string">
            <text:p>flourishing</text:p>
          </table:table-cell>
        </table:table-row>
        <table:table-row table:style-name="ro3">
          <table:table-cell office:value-type="string">
            <text:p>avail</text:p>
          </table:table-cell>
          <table:table-cell office:value-type="string">
            <text:p>availability</text:p>
          </table:table-cell>
          <table:table-cell office:value-type="string">
            <text:p>available</text:p>
          </table:table-cell>
        </table:table-row>
        <table:table-row table:style-name="ro3">
          <table:table-cell office:value-type="string">
            <text:p>identify</text:p>
          </table:table-cell>
          <table:table-cell office:value-type="string">
            <text:p>identification</text:p>
          </table:table-cell>
          <table:table-cell office:value-type="string">
            <text:p>identifiable</text:p>
          </table:table-cell>
        </table:table-row>
        <table:table-row table:style-name="ro3">
          <table:table-cell office:value-type="string">
            <text:p>absented</text:p>
          </table:table-cell>
          <table:table-cell office:value-type="string">
            <text:p>absence</text:p>
          </table:table-cell>
          <table:table-cell office:value-type="string">
            <text:p>absent</text:p>
          </table:table-cell>
        </table:table-row>
        <table:table-row table:style-name="ro2">
          <table:table-cell table:number-columns-repeated="2" office:value-type="string">
            <text:p>change</text:p>
          </table:table-cell>
          <table:table-cell office:value-type="string">
            <text:p>changed, changeable</text:p>
          </table:table-cell>
        </table:table-row>
        <table:table-row table:style-name="ro3">
          <table:table-cell office:value-type="string">
            <text:p>flutter</text:p>
          </table:table-cell>
          <table:table-cell office:value-type="string">
            <text:p>fluttering</text:p>
          </table:table-cell>
          <table:table-cell office:value-type="string">
            <text:p>fluttery</text:p>
          </table:table-cell>
        </table:table-row>
        <table:table-row table:style-name="ro3">
          <table:table-cell office:value-type="string">
            <text:p>fly</text:p>
          </table:table-cell>
          <table:table-cell office:value-type="string">
            <text:p>flight</text:p>
          </table:table-cell>
          <table:table-cell office:value-type="string">
            <text:p>flyable</text:p>
          </table:table-cell>
        </table:table-row>
        <table:table-row table:style-name="ro3">
          <table:table-cell office:value-type="string">
            <text:p>calculate</text:p>
          </table:table-cell>
          <table:table-cell office:value-type="string">
            <text:p>calculation</text:p>
          </table:table-cell>
          <table:table-cell office:value-type="string">
            <text:p>calculated</text:p>
          </table:table-cell>
        </table:table-row>
        <table:table-row table:style-name="ro2">
          <table:table-cell office:value-type="string">
            <text:p>migrate</text:p>
          </table:table-cell>
          <table:table-cell office:value-type="string">
            <text:p>migration, migrant</text:p>
          </table:table-cell>
          <table:table-cell office:value-type="string">
            <text:p>migratory</text:p>
          </table:table-cell>
        </table:table-row>
        <table:table-row table:style-name="ro3">
          <table:table-cell office:value-type="string">
            <text:p>expose</text:p>
          </table:table-cell>
          <table:table-cell office:value-type="string">
            <text:p>exposure</text:p>
          </table:table-cell>
          <table:table-cell office:value-type="string">
            <text:p>exposed</text:p>
          </table:table-cell>
        </table:table-row>
        <table:table-row table:style-name="ro3">
          <table:table-cell office:value-type="string">
            <text:p>develop</text:p>
          </table:table-cell>
          <table:table-cell office:value-type="string">
            <text:p>development</text:p>
          </table:table-cell>
          <table:table-cell office:value-type="string">
            <text:p>developed</text:p>
          </table:table-cell>
        </table:table-row>
        <table:table-row table:style-name="ro3">
          <table:table-cell office:value-type="string">
            <text:p>pursue</text:p>
          </table:table-cell>
          <table:table-cell office:value-type="string">
            <text:p>pursuit</text:p>
          </table:table-cell>
          <table:table-cell office:value-type="string">
            <text:p>pursued</text:p>
          </table:table-cell>
        </table:table-row>
        <table:table-row table:style-name="ro3">
          <table:table-cell office:value-type="string">
            <text:p>human</text:p>
          </table:table-cell>
          <table:table-cell office:value-type="string">
            <text:p>humanitarian</text:p>
          </table:table-cell>
          <table:table-cell office:value-type="string">
            <text:p>humanly</text:p>
          </table:table-cell>
        </table:table-row>
        <table:table-row table:style-name="ro3">
          <table:table-cell office:value-type="string">
            <text:p>die</text:p>
          </table:table-cell>
          <table:table-cell office:value-type="string">
            <text:p>dead, death</text:p>
          </table:table-cell>
          <table:table-cell office:value-type="string">
            <text:p>deadly</text:p>
          </table:table-cell>
        </table:table-row>
        <table:table-row table:style-name="ro3">
          <table:table-cell office:value-type="string">
            <text:p>clog</text:p>
          </table:table-cell>
          <table:table-cell office:value-type="string">
            <text:p>clogging</text:p>
          </table:table-cell>
          <table:table-cell office:value-type="string">
            <text:p>clogged</text:p>
          </table:table-cell>
        </table:table-row>
        <table:table-row table:style-name="ro3">
          <table:table-cell office:value-type="string">
            <text:p>jam</text:p>
          </table:table-cell>
          <table:table-cell office:value-type="string">
            <text:p>jam, jamming</text:p>
          </table:table-cell>
          <table:table-cell office:value-type="string">
            <text:p>jammed</text:p>
          </table:table-cell>
        </table:table-row>
        <table:table-row table:style-name="ro3">
          <table:table-cell office:value-type="string">
            <text:p>erupt</text:p>
          </table:table-cell>
          <table:table-cell office:value-type="string">
            <text:p>eruption</text:p>
          </table:table-cell>
          <table:table-cell office:value-type="string">
            <text:p>eruptive</text:p>
          </table:table-cell>
        </table:table-row>
        <table:table-row table:style-name="ro3">
          <table:table-cell office:value-type="string">
            <text:p>eat</text:p>
          </table:table-cell>
          <table:table-cell office:value-type="string">
            <text:p>edibles</text:p>
          </table:table-cell>
          <table:table-cell office:value-type="string">
            <text:p>edible</text:p>
          </table:table-cell>
        </table:table-row>
        <table:table-row table:style-name="ro3">
          <table:table-cell office:value-type="string">
            <text:p>emptied</text:p>
          </table:table-cell>
          <table:table-cell office:value-type="string">
            <text:p>emptiness</text:p>
          </table:table-cell>
          <table:table-cell office:value-type="string">
            <text:p>empty</text:p>
          </table:table-cell>
        </table:table-row>
        <table:table-row table:style-name="ro3">
          <table:table-cell office:value-type="string">
            <text:p>panicked</text:p>
          </table:table-cell>
          <table:table-cell office:value-type="string">
            <text:p>panic</text:p>
          </table:table-cell>
          <table:table-cell office:value-type="string">
            <text:p>panic, panicky</text:p>
          </table:table-cell>
        </table:table-row>
        <table:table-row table:style-name="ro3">
          <table:table-cell office:value-type="string">
            <text:p>stumbled</text:p>
          </table:table-cell>
          <table:table-cell office:value-type="string">
            <text:p>stumble</text:p>
          </table:table-cell>
          <table:table-cell office:value-type="string">
            <text:p>stumbling</text:p>
          </table:table-cell>
        </table:table-row>
        <table:table-row table:style-name="ro3">
          <table:table-cell office:value-type="string">
            <text:p>deplete</text:p>
          </table:table-cell>
          <table:table-cell office:value-type="string">
            <text:p>depletion</text:p>
          </table:table-cell>
          <table:table-cell office:value-type="string">
            <text:p>depleted</text:p>
          </table:table-cell>
        </table:table-row>
        <table:table-row table:style-name="ro3">
          <table:table-cell table:number-columns-repeated="2" office:value-type="string">
            <text:p>cause</text:p>
          </table:table-cell>
          <table:table-cell office:value-type="string">
            <text:p>casual</text:p>
          </table:table-cell>
        </table:table-row>
        <table:table-row table:style-name="ro2">
          <table:table-cell office:value-type="string">
            <text:p>commence</text:p>
          </table:table-cell>
          <table:table-cell office:value-type="string">
            <text:p>commencement</text:p>
          </table:table-cell>
          <table:table-cell office:value-type="string">
            <text:p>commenced</text:p>
          </table:table-cell>
        </table:table-row>
        <table:table-row table:style-name="ro3">
          <table:table-cell office:value-type="string">
            <text:p>prosecute</text:p>
          </table:table-cell>
          <table:table-cell office:value-type="string">
            <text:p>prosecution</text:p>
          </table:table-cell>
          <table:table-cell office:value-type="string">
            <text:p>prosecuted</text:p>
          </table:table-cell>
        </table:table-row>
        <table:table-row table:style-name="ro3">
          <table:table-cell office:value-type="string">
            <text:p>founded</text:p>
          </table:table-cell>
          <table:table-cell office:value-type="string">
            <text:p>foundation</text:p>
          </table:table-cell>
          <table:table-cell office:value-type="string">
            <text:p>foundational</text:p>
          </table:table-cell>
        </table:table-row>
        <table:table-row table:style-name="ro3">
          <table:table-cell office:value-type="string">
            <text:p>retain</text:p>
          </table:table-cell>
          <table:table-cell office:value-type="string">
            <text:p>retainment</text:p>
          </table:table-cell>
          <table:table-cell office:value-type="string">
            <text:p>retained</text:p>
          </table:table-cell>
        </table:table-row>
        <table:table-row table:style-name="ro3">
          <table:table-cell office:value-type="string">
            <text:p>acquire</text:p>
          </table:table-cell>
          <table:table-cell office:value-type="string">
            <text:p>acquisition</text:p>
          </table:table-cell>
          <table:table-cell office:value-type="string">
            <text:p>acquired</text:p>
          </table:table-cell>
        </table:table-row>
        <table:table-row table:style-name="ro2">
          <table:table-cell office:value-type="string">
            <text:p>distinguish</text:p>
          </table:table-cell>
          <table:table-cell office:value-type="string">
            <text:p>distinguishment</text:p>
          </table:table-cell>
          <table:table-cell office:value-type="string">
            <text:p>distinguishable</text:p>
          </table:table-cell>
        </table:table-row>
        <table:table-row table:style-name="ro2">
          <table:table-cell office:value-type="string">
            <text:p>require</text:p>
          </table:table-cell>
          <table:table-cell office:value-type="string">
            <text:p>requisite, requisition</text:p>
          </table:table-cell>
          <table:table-cell office:value-type="string">
            <text:p>required</text:p>
          </table:table-cell>
        </table:table-row>
        <table:table-row table:style-name="ro3">
          <table:table-cell office:value-type="string">
            <text:p>charged</text:p>
          </table:table-cell>
          <table:table-cell office:value-type="string">
            <text:p>charge</text:p>
          </table:table-cell>
          <table:table-cell office:value-type="string">
            <text:p>chargeable</text:p>
          </table:table-cell>
        </table:table-row>
        <table:table-row table:style-name="ro3">
          <table:table-cell office:value-type="string">
            <text:p>reverse</text:p>
          </table:table-cell>
          <table:table-cell office:value-type="string">
            <text:p>reversal</text:p>
          </table:table-cell>
          <table:table-cell office:value-type="string">
            <text:p>reversed</text:p>
          </table:table-cell>
        </table:table-row>
        <table:table-row table:style-name="ro3">
          <table:table-cell office:value-type="string">
            <text:p>assign</text:p>
          </table:table-cell>
          <table:table-cell office:value-type="string">
            <text:p>assignment</text:p>
          </table:table-cell>
          <table:table-cell office:value-type="string">
            <text:p>assigned</text:p>
          </table:table-cell>
        </table:table-row>
        <table:table-row table:style-name="ro3">
          <table:table-cell office:value-type="string">
            <text:p>laugh</text:p>
          </table:table-cell>
          <table:table-cell office:value-type="string">
            <text:p>laughter</text:p>
          </table:table-cell>
          <table:table-cell office:value-type="string">
            <text:p>laughing</text:p>
          </table:table-cell>
        </table:table-row>
        <table:table-row table:style-name="ro3">
          <table:table-cell office:value-type="string">
            <text:p>retire</text:p>
          </table:table-cell>
          <table:table-cell office:value-type="string">
            <text:p>retirement</text:p>
          </table:table-cell>
          <table:table-cell office:value-type="string">
            <text:p>retired</text:p>
          </table:table-cell>
        </table:table-row>
        <table:table-row table:style-name="ro3">
          <table:table-cell office:value-type="string">
            <text:p>govern</text:p>
          </table:table-cell>
          <table:table-cell office:value-type="string">
            <text:p>government</text:p>
          </table:table-cell>
          <table:table-cell office:value-type="string">
            <text:p>governmental</text:p>
          </table:table-cell>
        </table:table-row>
        <table:table-row table:style-name="ro3">
          <table:table-cell office:value-type="string">
            <text:p>harmonize</text:p>
          </table:table-cell>
          <table:table-cell office:value-type="string">
            <text:p>harmony</text:p>
          </table:table-cell>
          <table:table-cell office:value-type="string">
            <text:p>harmonial</text:p>
          </table:table-cell>
        </table:table-row>
        <table:table-row table:style-name="ro3">
          <table:table-cell office:value-type="string">
            <text:p>grieved</text:p>
          </table:table-cell>
          <table:table-cell office:value-type="string">
            <text:p>grief</text:p>
          </table:table-cell>
          <table:table-cell office:value-type="string">
            <text:p>grieving</text:p>
          </table:table-cell>
        </table:table-row>
        <table:table-row table:style-name="ro2">
          <table:table-cell office:value-type="string">
            <text:p>publicize</text:p>
          </table:table-cell>
          <table:table-cell office:value-type="string">
            <text:p>public, publicity</text:p>
          </table:table-cell>
          <table:table-cell office:value-type="string">
            <text:p>public</text:p>
          </table:table-cell>
        </table:table-row>
        <table:table-row table:style-name="ro3">
          <table:table-cell office:value-type="string">
            <text:p>organize</text:p>
          </table:table-cell>
          <table:table-cell office:value-type="string">
            <text:p>organization</text:p>
          </table:table-cell>
          <table:table-cell office:value-type="string">
            <text:p>organized</text:p>
          </table:table-cell>
        </table:table-row>
        <table:table-row table:style-name="ro3">
          <table:table-cell office:value-type="string">
            <text:p>lose</text:p>
          </table:table-cell>
          <table:table-cell office:value-type="string">
            <text:p>loss</text:p>
          </table:table-cell>
          <table:table-cell office:value-type="string">
            <text:p>lost</text:p>
          </table:table-cell>
        </table:table-row>
        <table:table-row table:style-name="ro3">
          <table:table-cell office:value-type="string">
            <text:p>understand</text:p>
          </table:table-cell>
          <table:table-cell office:value-type="string">
            <text:p>understanding</text:p>
          </table:table-cell>
          <table:table-cell office:value-type="string">
            <text:p>understandable</text:p>
          </table:table-cell>
        </table:table-row>
        <table:table-row table:style-name="ro2">
          <table:table-cell office:value-type="string">
            <text:p>reside</text:p>
          </table:table-cell>
          <table:table-cell office:value-type="string">
            <text:p>resident, residence</text:p>
          </table:table-cell>
          <table:table-cell office:value-type="string">
            <text:p>residential</text:p>
          </table:table-cell>
        </table:table-row>
        <table:table-row table:style-name="ro3">
          <table:table-cell office:value-type="string">
            <text:p>monetize</text:p>
          </table:table-cell>
          <table:table-cell office:value-type="string">
            <text:p>money</text:p>
          </table:table-cell>
          <table:table-cell office:value-type="string">
            <text:p>monetary</text:p>
          </table:table-cell>
        </table:table-row>
        <table:table-row table:style-name="ro3">
          <table:table-cell office:value-type="string">
            <text:p>survive</text:p>
          </table:table-cell>
          <table:table-cell office:value-type="string">
            <text:p>survival</text:p>
          </table:table-cell>
          <table:table-cell office:value-type="string">
            <text:p>surviving</text:p>
          </table:table-cell>
        </table:table-row>
        <table:table-row table:style-name="ro2">
          <table:table-cell office:value-type="string">
            <text:p>perform</text:p>
          </table:table-cell>
          <table:table-cell office:value-type="string">
            <text:p>performance, performer</text:p>
          </table:table-cell>
          <table:table-cell office:value-type="string">
            <text:p>performing</text:p>
          </table:table-cell>
        </table:table-row>
        <table:table-row table:style-name="ro2">
          <table:table-cell office:value-type="string">
            <text:p>move</text:p>
          </table:table-cell>
          <table:table-cell office:value-type="string">
            <text:p>mobile, movement</text:p>
          </table:table-cell>
          <table:table-cell office:value-type="string">
            <text:p>moving, movable</text:p>
          </table:table-cell>
        </table:table-row>
        <table:table-row table:style-name="ro3">
          <table:table-cell office:value-type="string">
            <text:p>articulate</text:p>
          </table:table-cell>
          <table:table-cell office:value-type="string">
            <text:p>articulation</text:p>
          </table:table-cell>
          <table:table-cell office:value-type="string">
            <text:p>articulated</text:p>
          </table:table-cell>
        </table:table-row>
        <table:table-row table:style-name="ro3">
          <table:table-cell office:value-type="string">
            <text:p>live</text:p>
          </table:table-cell>
          <table:table-cell office:value-type="string">
            <text:p>life, living</text:p>
          </table:table-cell>
          <table:table-cell office:value-type="string">
            <text:p>live, alive</text:p>
          </table:table-cell>
        </table:table-row>
        <table:table-row table:style-name="ro3">
          <table:table-cell office:value-type="string">
            <text:p>apply</text:p>
          </table:table-cell>
          <table:table-cell office:value-type="string">
            <text:p>application</text:p>
          </table:table-cell>
          <table:table-cell office:value-type="string">
            <text:p>applicable</text:p>
          </table:table-cell>
        </table:table-row>
        <table:table-row table:style-name="ro3">
          <table:table-cell office:value-type="string">
            <text:p>imagine</text:p>
          </table:table-cell>
          <table:table-cell office:value-type="string">
            <text:p>imagination</text:p>
          </table:table-cell>
          <table:table-cell office:value-type="string">
            <text:p>imaginary</text:p>
          </table:table-cell>
        </table:table-row>
        <table:table-row table:style-name="ro3">
          <table:table-cell office:value-type="string">
            <text:p>valued</text:p>
          </table:table-cell>
          <table:table-cell office:value-type="string">
            <text:p>value</text:p>
          </table:table-cell>
          <table:table-cell office:value-type="string">
            <text:p>valuable</text:p>
          </table:table-cell>
        </table:table-row>
      </table:table>
      <table:table table:name="Sheet6" table:style-name="ta1" table:print="false">
        <table:table-column table:style-name="co4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adverb</text:p>
          </table:table-cell>
          <table:table-cell office:value-type="string">
            <text:p>noun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angry</text:p>
          </table:table-cell>
          <table:table-cell office:value-type="string">
            <text:p>angrily</text:p>
          </table:table-cell>
          <table:table-cell office:value-type="string">
            <text:p>anger</text:p>
          </table:table-cell>
          <table:table-cell office:value-type="string">
            <text:p>to anger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badly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beautiful</text:p>
          </table:table-cell>
          <table:table-cell office:value-type="string">
            <text:p>beautifully</text:p>
          </table:table-cell>
          <table:table-cell office:value-type="string">
            <text:p>beauty</text:p>
          </table:table-cell>
          <table:table-cell office:value-type="string">
            <text:p>to beautify</text:p>
          </table:table-cell>
        </table:table-row>
        <table:table-row table:style-name="ro1">
          <table:table-cell office:value-type="string">
            <text:p>big</text:p>
          </table:table-cell>
          <table:table-cell table:number-columns-repeated="2" office:value-type="string">
            <text:p>none</text:p>
          </table:table-cell>
          <table:table-cell office:value-type="string">
            <text:p>to embiggen</text:p>
          </table:table-cell>
        </table:table-row>
        <table:table-row table:style-name="ro1">
          <table:table-cell office:value-type="string">
            <text:p>bitter</text:p>
          </table:table-cell>
          <table:table-cell office:value-type="string">
            <text:p>bitterly</text:p>
          </table:table-cell>
          <table:table-cell office:value-type="string">
            <text:p>bitterness</text:p>
          </table:table-cell>
          <table:table-cell office:value-type="string">
            <text:p>to embitter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cleanly</text:p>
          </table:table-cell>
          <table:table-cell office:value-type="string">
            <text:p>cleanliness</text:p>
          </table:table-cell>
          <table:table-cell office:value-type="string">
            <text:p>to clean</text:p>
          </table:table-cell>
        </table:table-row>
        <table:table-row table:style-name="ro1">
          <table:table-cell office:value-type="string">
            <text:p>clever</text:p>
          </table:table-cell>
          <table:table-cell office:value-type="string">
            <text:p>cleverly</text:p>
          </table:table-cell>
          <table:table-cell office:value-type="string">
            <text:p>clever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commonly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complete</text:p>
          </table:table-cell>
          <table:table-cell office:value-type="string">
            <text:p>completely</text:p>
          </table:table-cell>
          <table:table-cell office:value-type="string">
            <text:p>completion</text:p>
          </table:table-cell>
          <table:table-cell office:value-type="string">
            <text:p>to complete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dangerously</text:p>
          </table:table-cell>
          <table:table-cell office:value-type="string">
            <text:p>danger</text:p>
          </table:table-cell>
          <table:table-cell office:value-type="string">
            <text:p>to endanger</text:p>
          </table:table-cell>
        </table:table-row>
        <table:table-row table:style-name="ro1">
          <table:table-cell table:number-columns-repeated="2" office:value-type="string">
            <text:p>early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easy</text:p>
          </table:table-cell>
          <table:table-cell office:value-type="string">
            <text:p>easily</text:p>
          </table:table-cell>
          <table:table-cell office:value-type="string">
            <text:p>ease</text:p>
          </table:table-cell>
          <table:table-cell office:value-type="string">
            <text:p>to ease</text:p>
          </table:table-cell>
        </table:table-row>
        <table:table-row table:style-name="ro1">
          <table:table-cell office:value-type="string">
            <text:p>excellent</text:p>
          </table:table-cell>
          <table:table-cell office:value-type="string">
            <text:p>excellently</text:p>
          </table:table-cell>
          <table:table-cell office:value-type="string">
            <text:p>excellence</text:p>
          </table:table-cell>
          <table:table-cell office:value-type="string">
            <text:p>to excel</text:p>
          </table:table-cell>
        </table:table-row>
        <table:table-row table:style-name="ro1">
          <table:table-cell office:value-type="string">
            <text:p>exciting</text:p>
          </table:table-cell>
          <table:table-cell office:value-type="string">
            <text:p>excitingly</text:p>
          </table:table-cell>
          <table:table-cell office:value-type="string">
            <text:p>excitement</text:p>
          </table:table-cell>
          <table:table-cell office:value-type="string">
            <text:p>to excite</text:p>
          </table:table-cell>
        </table:table-row>
        <table:table-row table:style-name="ro1">
          <table:table-cell office:value-type="string">
            <text:p>famous</text:p>
          </table:table-cell>
          <table:table-cell office:value-type="string">
            <text:p>famously</text:p>
          </table:table-cell>
          <table:table-cell office:value-type="string">
            <text:p>fame</text:p>
          </table:table-cell>
          <table:table-cell office:value-type="string">
            <text:p>none</text:p>
          </table:table-cell>
        </table:table-row>
        <table:table-row table:style-name="ro1">
          <table:table-cell table:number-columns-repeated="2" office:value-type="string">
            <text:p>fast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fat</text:p>
          </table:table-cell>
          <table:table-cell office:value-type="string">
            <text:p>none</text:p>
          </table:table-cell>
          <table:table-cell office:value-type="string">
            <text:p>fat</text:p>
          </table:table-cell>
          <table:table-cell office:value-type="string">
            <text:p>to fatten</text:p>
          </table:table-cell>
        </table:table-row>
        <table:table-row table:style-name="ro1">
          <table:table-cell office:value-type="string">
            <text:p>fortunate</text:p>
          </table:table-cell>
          <table:table-cell office:value-type="string">
            <text:p>fortunately</text:p>
          </table:table-cell>
          <table:table-cell office:value-type="string">
            <text:p>fortune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string">
            <text:p>funnily</text:p>
          </table:table-cell>
          <table:table-cell office:value-type="string">
            <text:p>fun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appy</text:p>
          </table:table-cell>
          <table:table-cell office:value-type="string">
            <text:p>happily</text:p>
          </table:table-cell>
          <table:table-cell office:value-type="string">
            <text:p>happi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onest</text:p>
          </table:table-cell>
          <table:table-cell office:value-type="string">
            <text:p>honestly</text:p>
          </table:table-cell>
          <table:table-cell office:value-type="string">
            <text:p>honesty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ot</text:p>
          </table:table-cell>
          <table:table-cell office:value-type="string">
            <text:p>hotly</text:p>
          </table:table-cell>
          <table:table-cell office:value-type="string">
            <text:p>heat</text:p>
          </table:table-cell>
          <table:table-cell office:value-type="string">
            <text:p>to heat</text:p>
          </table:table-cell>
        </table:table-row>
        <table:table-row table:style-name="ro1">
          <table:table-cell table:number-columns-repeated="2" office:value-type="string">
            <text:p>long</text:p>
          </table:table-cell>
          <table:table-cell office:value-type="string">
            <text:p>length</text:p>
          </table:table-cell>
          <table:table-cell office:value-type="string">
            <text:p>to lengthen</text:p>
          </table:table-cell>
        </table:table-row>
        <table:table-row table:style-name="ro1">
          <table:table-cell office:value-type="string">
            <text:p>modern</text:p>
          </table:table-cell>
          <table:table-cell office:value-type="string">
            <text:p>none</text:p>
          </table:table-cell>
          <table:table-cell office:value-type="string">
            <text:p>modernity</text:p>
          </table:table-cell>
          <table:table-cell office:value-type="string">
            <text:p>to modernize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string">
            <text:p>nicely</text:p>
          </table:table-cell>
          <table:table-cell office:value-type="string">
            <text:p>nice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patiently</text:p>
          </table:table-cell>
          <table:table-cell office:value-type="string">
            <text:p>patience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eaceful</text:p>
          </table:table-cell>
          <table:table-cell office:value-type="string">
            <text:p>peacefully</text:p>
          </table:table-cell>
          <table:table-cell office:value-type="string">
            <text:p>peaceful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erfect</text:p>
          </table:table-cell>
          <table:table-cell office:value-type="string">
            <text:p>perfectly</text:p>
          </table:table-cell>
          <table:table-cell office:value-type="string">
            <text:p>perfection</text:p>
          </table:table-cell>
          <table:table-cell office:value-type="string">
            <text:p>to perfect</text:p>
          </table:table-cell>
        </table:table-row>
        <table:table-row table:style-name="ro1">
          <table:table-cell office:value-type="string">
            <text:p>rich</text:p>
          </table:table-cell>
          <table:table-cell office:value-type="string">
            <text:p>richly</text:p>
          </table:table-cell>
          <table:table-cell office:value-type="string">
            <text:p>richness</text:p>
          </table:table-cell>
          <table:table-cell office:value-type="string">
            <text:p>to enrich</text:p>
          </table:table-cell>
        </table:table-row>
        <table:table-row table:style-name="ro1">
          <table:table-cell office:value-type="string">
            <text:p>rough</text:p>
          </table:table-cell>
          <table:table-cell office:value-type="string">
            <text:p>roughly</text:p>
          </table:table-cell>
          <table:table-cell office:value-type="string">
            <text:p>roughness</text:p>
          </table:table-cell>
          <table:table-cell office:value-type="string">
            <text:p>to roughen</text:p>
          </table:table-cell>
        </table:table-row>
        <table:table-row table:style-name="ro1">
          <table:table-cell office:value-type="string">
            <text:p>slim</text:p>
          </table:table-cell>
          <table:table-cell office:value-type="string">
            <text:p>none</text:p>
          </table:table-cell>
          <table:table-cell office:value-type="string">
            <text:p>slimness</text:p>
          </table:table-cell>
          <table:table-cell office:value-type="string">
            <text:p>to slim</text:p>
          </table:table-cell>
        </table:table-row>
        <table:table-row table:style-name="ro1">
          <table:table-cell office:value-type="string">
            <text:p>strange</text:p>
          </table:table-cell>
          <table:table-cell office:value-type="string">
            <text:p>strangely</text:p>
          </table:table-cell>
          <table:table-cell office:value-type="string">
            <text:p>strange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trict</text:p>
          </table:table-cell>
          <table:table-cell office:value-type="string">
            <text:p>strictly</text:p>
          </table:table-cell>
          <table:table-cell office:value-type="string">
            <text:p>strict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string">
            <text:p>surely</text:p>
          </table:table-cell>
          <table:table-cell office:value-type="string">
            <text:p>sureness</text:p>
          </table:table-cell>
          <table:table-cell office:value-type="string">
            <text:p>to ensure</text:p>
          </table:table-cell>
        </table:table-row>
        <table:table-row table:style-name="ro1">
          <table:table-cell office:value-type="string">
            <text:p>surprising</text:p>
          </table:table-cell>
          <table:table-cell office:value-type="string">
            <text:p>surprisingly</text:p>
          </table:table-cell>
          <table:table-cell office:value-type="string">
            <text:p>surprise</text:p>
          </table:table-cell>
          <table:table-cell office:value-type="string">
            <text:p>to surprise</text:p>
          </table:table-cell>
        </table:table-row>
        <table:table-row table:style-name="ro1">
          <table:table-cell office:value-type="string">
            <text:p>tall</text:p>
          </table:table-cell>
          <table:table-cell office:value-type="string">
            <text:p>none</text:p>
          </table:table-cell>
          <table:table-cell office:value-type="string">
            <text:p>tallnes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sual</text:p>
          </table:table-cell>
          <table:table-cell office:value-type="string">
            <text:p>usually</text:p>
          </table:table-cell>
          <table:table-cell office:value-type="string">
            <text:p>usua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wide</text:p>
          </table:table-cell>
          <table:table-cell office:value-type="string">
            <text:p>widely</text:p>
          </table:table-cell>
          <table:table-cell office:value-type="string">
            <text:p>width</text:p>
          </table:table-cell>
          <table:table-cell office:value-type="string">
            <text:p>to widen</text:p>
          </table:table-cell>
        </table:table-row>
        <table:table-row table:style-name="ro1">
          <table:table-cell office:value-type="string">
            <text:p>wise</text:p>
          </table:table-cell>
          <table:table-cell office:value-type="string">
            <text:p>wisely</text:p>
          </table:table-cell>
          <table:table-cell office:value-type="string">
            <text:p>wisdom</text:p>
          </table:table-cell>
          <table:table-cell office:value-type="string">
            <text:p>to wise up</text:p>
          </table:table-cell>
        </table:table-row>
        <table:table-row table:style-name="ro1">
          <table:table-cell office:value-type="string">
            <text:p>young</text:p>
          </table:table-cell>
          <table:table-cell office:value-type="string">
            <text:p>none</text:p>
          </table:table-cell>
          <table:table-cell office:value-type="string">
            <text:p>youth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3/31/2019</text:date>, <text:time>17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8:26:54</meta:creation-date>
    <dc:date>2019-03-31T17:31:38</dc:date>
    <meta:editing-duration>PT10M49S</meta:editing-duration>
    <meta:editing-cycles>1</meta:editing-cycles>
    <meta:document-statistic meta:table-count="5" meta:cell-count="1357" meta:object-count="0"/>
    <meta:generator>OpenOffice/4.1.6$Unix OpenOffice.org_project/416m1$Build-9790</meta:generator>
    <meta:user-defined meta:name=""/>
  </office:meta>
</office:document-meta>
</file>